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3937in" fo:margin-right="0in" fo:text-indent="0in" style:auto-text-indent="false"/>
    </style:style>
    <style:style style:name="P2" style:family="paragraph" style:parent-style-name="List_20_Heading">
      <style:paragraph-properties fo:margin-top="0in" fo:margin-bottom="0.1965in" loext:contextual-spacing="false"/>
    </style:style>
    <style:style style:name="P3" style:family="paragraph" style:parent-style-name="List_20_Heading">
      <style:paragraph-properties fo:margin-left="0.3937in" fo:margin-right="0in" fo:margin-top="0in" fo:margin-bottom="0.1965in" loext:contextual-spacing="false" fo:text-indent="0in" style:auto-text-indent="false"/>
    </style:style>
    <style:style style:name="P4" style:family="paragraph" style:parent-style-name="Preformatted_20_Text">
      <style:paragraph-properties fo:margin-left="0.3937in" fo:margin-right="0in" fo:text-indent="0in" style:auto-text-indent="false"/>
    </style:style>
    <style:style style:name="P5" style:family="paragraph" style:parent-style-name="Preformatted_20_Text">
      <style:paragraph-properties fo:margin-left="0.3937in" fo:margin-right="0in" fo:margin-top="0in" fo:margin-bottom="0.1965in" loext:contextual-spacing="false" fo:text-indent="0in" style:auto-text-indent="false"/>
    </style:style>
    <style:style style:name="P6" style:family="paragraph" style:parent-style-name="Preformatted_20_Text">
      <style:paragraph-properties fo:margin-top="0in" fo:margin-bottom="0.1965in" loext:contextual-spacing="false"/>
    </style:style>
    <style:style style:name="P7" style:family="paragraph" style:parent-style-name="List_20_Contents">
      <style:paragraph-properties fo:margin-top="0in" fo:margin-bottom="0.1965in" loext:contextual-spacing="false"/>
    </style:style>
    <style:style style:name="P8" style:family="paragraph" style:parent-style-name="List_20_Contents">
      <style:paragraph-properties fo:margin-top="0in" fo:margin-bottom="0.1965in" loext:contextual-spacing="false"/>
      <style:text-properties fo:color="#aacc99" style:font-name="monospace" loext:padding="0.0193in" loext:border="0.74pt solid #aacc99"/>
    </style:style>
    <style:style style:name="P9" style:family="paragraph" style:parent-style-name="List_20_Contents">
      <style:paragraph-properties fo:margin-left="0.7874in" fo:margin-right="0in" fo:margin-top="0in" fo:margin-bottom="0.1965in" loext:contextual-spacing="false" fo:text-indent="0in" style:auto-text-indent="false"/>
    </style:style>
    <style:style style:name="P10" style:family="paragraph" style:parent-style-name="Quotations" style:list-style-name="L1">
      <style:paragraph-properties fo:margin-left="1.1811in" fo:margin-right="0.3937in" fo:text-indent="0in" style:auto-text-indent="false"/>
    </style:style>
    <style:style style:name="P11" style:family="paragraph" style:parent-style-name="Quotations" style:list-style-name="L2">
      <style:paragraph-properties fo:margin-left="1.1811in" fo:margin-right="0.3937in" fo:text-indent="0in" style:auto-text-indent="fals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Lesen und Schreiben von CSV-Dateien </text:h>
      <text:p text:style-name="Text_20_body"><text:span text:style-name="Strong_20_Emphasis">Quellcode: </text:span><text:a xlink:type="simple" xlink:href="https://github.com/python/cpython/tree/3.10/Lib/csv.py" text:style-name="Internet_20_link" text:visited-style-name="Visited_20_Internet_20_Link">Lib/csv.py </text:a></text:p>
      <text:p text:style-name="Text_20_body"/>
      <text:p text:style-name="Text_20_body"><text:a xlink:type="simple" xlink:href="https://realpython.com/python-csv/" text:style-name="Internet_20_link" text:visited-style-name="Visited_20_Internet_20_Link">https://realpython.com/python-csv/</text:a></text:p>
      <text:p text:style-name="Text_20_body"/>
      <text:p text:style-name="Horizontal_20_Line"><text:bookmark text:name="index-01"/></text:p>
      <text:p text:style-name="Text_20_body">Das sogenannte CSV-Format (Comma Separated Values) ist das gebräuchlichste Import- und Exportformat für Tabellenkalkulationen und Datenbanken. Das CSV-Format wurde für viele verwendet Jahre vor Versuchen, das Format standardisiert zu beschreiben <text:bookmark text:name="index-11"/><text:a xlink:type="simple" xlink:href="https://tools.ietf.org/html/rfc4180.html" text:style-name="Internet_20_link" text:visited-style-name="Visited_20_Internet_20_Link"><text:span text:style-name="Strong_20_Emphasis">RFC 4180 </text:span></text:a>. Das Fehlen eines klar definierten Standards bedeutet, dass subtile Unterschiede bestehen sind oft in den Daten vorhanden, die von verschiedenen Anwendungen produziert und verarbeitet werden. Diese Unterschiede können es lästig machen, CSV-Dateien aus mehreren Quellen zu verarbeiten. Während die Trennzeichen und Anführungszeichen variieren, ist das Gesamtformat jedoch unterschiedlich ähnlich genug, dass es möglich ist, ein einzelnes Modul zu schreiben, das kann manipulieren Sie solche Daten effizient und verbergen Sie die Details des Lesens und Schreibens der Daten vom Programmiergerät. </text:p>
      <text:p text:style-name="Text_20_body">Das <text:a xlink:type="simple" xlink:href="https://docs.python.org/3/library/csv.html#module-csv" text:style-name="Internet_20_link" text:visited-style-name="Visited_20_Internet_20_Link"><text:span text:style-name="Source_20_Text">csv</text:span></text:a>-Modul implementiert Klassen zum Lesen und Schreiben von Tabellendaten in CSV Format. Programmierer können sagen: „Schreiben Sie diese Daten im bevorzugten Format von Excel“ oder „Daten aus dieser Datei lesen, die von Excel generiert wurden“ ohne Kenntnis der genauen Details des von Excel verwendeten CSV-Formats. Programmierer können beschreiben auch die von anderen Anwendungen verstandenen CSV-Formate oder definieren deren eigene spezielle CSV-Formate. </text:p>
      <text:p text:style-name="Text_20_body">Das <text:a xlink:type="simple" xlink:href="https://docs.python.org/3/library/csv.html#module-csv" text:style-name="Internet_20_link" text:visited-style-name="Visited_20_Internet_20_Link"><text:span text:style-name="Source_20_Text">csv</text:span></text:a>Moduls <text:a xlink:type="simple" xlink:href="https://docs.python.org/3/library/csv.html#csv.reader" text:style-name="Internet_20_link" text:visited-style-name="Visited_20_Internet_20_Link"><text:span text:style-name="Source_20_Text">reader</text:span></text:a>und <text:a xlink:type="simple" xlink:href="https://docs.python.org/3/library/csv.html#csv.writer" text:style-name="Internet_20_link" text:visited-style-name="Visited_20_Internet_20_Link"><text:span text:style-name="Source_20_Text">writer</text:span></text:a>Objekte lesen und Sequenzen schreiben. Programmierer können auch Daten in Wörterbuchform lesen und schreiben Verwendung der <text:a xlink:type="simple" xlink:href="https://docs.python.org/3/library/csv.html#csv.DictReader" text:style-name="Internet_20_link" text:visited-style-name="Visited_20_Internet_20_Link"><text:span text:style-name="Source_20_Text">DictReader</text:span></text:a>und <text:a xlink:type="simple" xlink:href="https://docs.python.org/3/library/csv.html#csv.DictWriter" text:style-name="Internet_20_link" text:visited-style-name="Visited_20_Internet_20_Link"><text:span text:style-name="Source_20_Text">DictWriter</text:span></text:a>Klassen. </text:p>
      <text:p text:style-name="Text_20_body">Siehe auch </text:p>
      <text:p text:style-name="P2"><text:bookmark text:name="index-21"/><text:a xlink:type="simple" xlink:href="https://www.python.org/dev/peps/pep-0305" text:style-name="Internet_20_link" text:visited-style-name="Visited_20_Internet_20_Link"><text:span text:style-name="Strong_20_Emphasis">PEP 305 </text:span></text:a>- CSV-Datei-API </text:p>
      <text:p text:style-name="P7">Der Python-Verbesserungsvorschlag, der diese Ergänzung zu Python vorschlug. </text:p>
      <text:h text:style-name="Heading_20_2" text:outline-level="2"><text:bookmark text:name="csv-contents1"/>Modulinhalte </text:h>
      <text:p text:style-name="Text_20_body">Das <text:a xlink:type="simple" xlink:href="https://docs.python.org/3/library/csv.html#module-csv" text:style-name="Internet_20_link" text:visited-style-name="Visited_20_Internet_20_Link"><text:span text:style-name="Source_20_Text">csv</text:span></text:a>Modul definiert die folgenden Funktionen: </text:p>
      <text:p text:style-name="P2"><text:bookmark text:name="index-31"/><text:bookmark text:name="csv.reader1"/><text:span text:style-name="Source_20_Text">csv.reader</text:span>( <text:span text:style-name="Emphasis">csvfile </text:span>, <text:span text:style-name="Emphasis">dialect = 'excel' </text:span>, <text:span text:style-name="Emphasis">** fmtparams </text:span>) </text:p>
      <text:p text:style-name="P7">ein Reader-Objekt zurück, das Zeilen in der angegebenen <text:span text:style-name="Emphasis">CSV-Datei durchläuft </text:span>. <text:span text:style-name="Emphasis">csvfile </text:span>kann jedes Objekt sein, das das <text:a xlink:type="simple" xlink:href="https://docs.python.org/3/glossary.html#term-iterator" text:style-name="Internet_20_link" text:visited-style-name="Visited_20_Internet_20_Link">Iteratorprotokoll </text:a>und eine zurückgibt String jedes Mal seine <text:span text:style-name="Source_20_Text">__next__()</text:span>-Methode aufgerufen wird — <text:a xlink:type="simple" xlink:href="https://docs.python.org/3/glossary.html#term-file-object" text:style-name="Internet_20_link" text:visited-style-name="Visited_20_Internet_20_Link">Dateiobjekte </text:a>als auch Listenobjekte sind geeignet. Wenn <text:span text:style-name="Emphasis">csvfile </text:span>ein Dateiobjekt ist, es sollte mit geöffnet werden <text:span text:style-name="Source_20_Text">newline=''</text:span>. <text:bookmark text:name="id11"/><text:a xlink:type="simple" xlink:href="https://docs.python.org/3/library/csv.html#id3" text:style-name="Internet_20_link" text:visited-style-name="Visited_20_Internet_20_Link">1 </text:a>Optional <text:span text:style-name="Emphasis">Dialektparameter </text:span>angegeben werden, der verwendet wird, um einen Satz von <text:soft-page-break/>Parametern zu definieren spezifisch für einen bestimmten CSV-Dialekt. Es kann eine Instanz einer Unterklasse von sein das <text:a xlink:type="simple" xlink:href="https://docs.python.org/3/library/csv.html#csv.Dialect" text:style-name="Internet_20_link" text:visited-style-name="Visited_20_Internet_20_Link"><text:span text:style-name="Source_20_Text">Dialect</text:span></text:a>Klasse oder eine der von der zurückgegebenen Zeichenfolgen <text:a xlink:type="simple" xlink:href="https://docs.python.org/3/library/csv.html#csv.list_dialects" text:style-name="Internet_20_link" text:visited-style-name="Visited_20_Internet_20_Link"><text:span text:style-name="Source_20_Text">list_dialects()</text:span></text:a>Funktion. Die anderen optionalen <text:span text:style-name="Emphasis">fmtparams- </text:span>Schlüsselwortargumente kann gegeben werden, um einzelne Formatierungsparameter in der aktuellen zu überschreiben Dialekt. Ausführliche Informationen zu den Dialekt- und Formatierungsparametern finden Sie unter Abschnitt <text:a xlink:type="simple" xlink:href="https://docs.python.org/3/library/csv.html#csv-fmt-params" text:style-name="Internet_20_link" text:visited-style-name="Visited_20_Internet_20_Link">Dialekte und Formatierungsparameter </text:a>. </text:p>
      <text:p text:style-name="P7">Jede aus der CSV-Datei gelesene Zeile wird als Liste von Zeichenfolgen zurückgegeben. Nein automatische Datentypkonvertierung wird durchgeführt, es sei denn, die <text:span text:style-name="Source_20_Text">QUOTE_NONNUMERIC</text:span>Format Option angegeben ist (in diesem Fall werden Felder ohne Anführungszeichen in Gleitkommazahlen umgewandelt). </text:p>
      <text:p text:style-name="P7">Ein kurzes Anwendungsbeispiel: </text:p>
      <text:p text:style-name="P8">&gt;&gt;&gt;</text:p>
      <text:p text:style-name="P4">&gt;&gt;&gt; import csv</text:p>
      <text:p text:style-name="P4">&gt;&gt;&gt; with open('eggs.csv', newline='') as csvfile:</text:p>
      <text:p text:style-name="P4">... <text:s text:c="4"/>spamreader = csv.reader(csvfile, delimiter=' ', quotechar='|')</text:p>
      <text:p text:style-name="P4">... <text:s text:c="4"/>for row in spamreader:</text:p>
      <text:p text:style-name="P4">... <text:s text:c="8"/>print(', '.join(row))</text:p>
      <text:p text:style-name="P4">Spam, Spam, Spam, Spam, Spam, Baked Beans</text:p>
      <text:p text:style-name="P5">Spam, Lovely Spam, Wonderful Spam</text:p>
      <text:p text:style-name="P2"><text:bookmark text:name="csv.writer1"/><text:span text:style-name="Source_20_Text">csv.writer</text:span>( <text:span text:style-name="Emphasis">csvfile </text:span>, <text:span text:style-name="Emphasis">dialect = 'excel' </text:span>, <text:span text:style-name="Emphasis">** fmtparams </text:span>) </text:p>
      <text:p text:style-name="P7">Geben Sie ein Writer-Objekt zurück, das für die Konvertierung der Benutzerdaten in begrenzte Daten verantwortlich ist Zeichenfolgen für das angegebene dateiähnliche Objekt. <text:span text:style-name="Emphasis">csvfile </text:span>kann ein beliebiges Objekt mit einem sein <text:span text:style-name="Source_20_Text">write()</text:span>Methode. Wenn <text:span text:style-name="Emphasis">csvfile </text:span>ein Dateiobjekt ist, sollte es mit geöffnet werden <text:span text:style-name="Source_20_Text">newline=''</text:span> <text:bookmark text:name="id21"/><text:a xlink:type="simple" xlink:href="https://docs.python.org/3/library/csv.html#id3" text:style-name="Internet_20_link" text:visited-style-name="Visited_20_Internet_20_Link">1 </text:a>. Ein optionaler <text:span text:style-name="Emphasis">Dialekt </text:span>Es kann ein Parameter angegeben werden, der verwendet wird, um eine Reihe von Parametern zu definieren, die für a spezifisch sind bestimmten CSV-Dialekt. Es kann eine Instanz einer Unterklasse von sein <text:a xlink:type="simple" xlink:href="https://docs.python.org/3/library/csv.html#csv.Dialect" text:style-name="Internet_20_link" text:visited-style-name="Visited_20_Internet_20_Link"><text:span text:style-name="Source_20_Text">Dialect</text:span></text:a>Klasse oder eine der von der zurückgegebenen Zeichenfolgen <text:a xlink:type="simple" xlink:href="https://docs.python.org/3/library/csv.html#csv.list_dialects" text:style-name="Internet_20_link" text:visited-style-name="Visited_20_Internet_20_Link"><text:span text:style-name="Source_20_Text">list_dialects()</text:span></text:a>Funktion. Die anderen optionalen <text:span text:style-name="Emphasis">fmtparams- </text:span>Schlüsselwortargumente kann gegeben werden, um einzelne Formatierungsparameter in der aktuellen zu überschreiben Dialekt. Ausführliche Informationen zu Dialekten und Formatierungsparametern finden Sie unter Abschnitt <text:a xlink:type="simple" xlink:href="https://docs.python.org/3/library/csv.html#csv-fmt-params" text:style-name="Internet_20_link" text:visited-style-name="Visited_20_Internet_20_Link">Dialekte und Formatierungsparameter </text:a>. Um es zu schaffen möglichst einfach mit Modulen zu verbinden, die die DB-API implementieren, die Wert <text:a xlink:type="simple" xlink:href="https://docs.python.org/3/library/constants.html#None" text:style-name="Internet_20_link" text:visited-style-name="Visited_20_Internet_20_Link"><text:span text:style-name="Source_20_Text">None</text:span></text:a>wird als leerer String geschrieben. Dies ist zwar kein umkehrbare Transformation erleichtert es, SQL-NULL-Datenwerte zu sichern CSV-Dateien ohne Vorverarbeitung der von a <text:span text:style-name="Source_20_Text">cursor.fetch*</text:span>Anruf. Alle anderen Nicht-String-Daten werden mit gestringt <text:a xlink:type="simple" xlink:href="https://docs.python.org/3/library/stdtypes.html#str" text:style-name="Internet_20_link" text:visited-style-name="Visited_20_Internet_20_Link"><text:span text:style-name="Source_20_Text">str()</text:span></text:a>bevor geschrieben wird. </text:p>
      <text:p text:style-name="P7">Ein kurzes Anwendungsbeispiel: </text:p>
      <text:p text:style-name="P4">import csv</text:p>
      <text:p text:style-name="P4">with open('eggs.csv', 'w', newline='') as csvfile:</text:p>
      <text:p text:style-name="P4"><text:s text:c="4"/>spamwriter = csv.writer(csvfile, delimiter=' ',</text:p>
      <text:p text:style-name="P4"><text:s text:c="28"/>quotechar='|', quoting=csv.QUOTE_MINIMAL)</text:p>
      <text:p text:style-name="P4"><text:s text:c="4"/>spamwriter.writerow(['Spam'] * 5 + ['Baked Beans'])</text:p>
      <text:p text:style-name="P5"><text:s text:c="4"/>spamwriter.writerow(['Spam', 'Lovely Spam', 'Wonderful Spam'])</text:p>
      <text:p text:style-name="P2"><text:bookmark text:name="csv.register_dialect1"/><text:span text:style-name="Source_20_Text">csv.register_dialect</text:span>( <text:span text:style-name="Emphasis">Name </text:span>[ , <text:span text:style-name="Emphasis">Dialekt </text:span>[ , <text:span text:style-name="Emphasis">**fmtparams </text:span>] ] ) </text:p>
      <text:p text:style-name="P7"><text:soft-page-break/>Assoziiere <text:span text:style-name="Emphasis">Dialekt </text:span>mit <text:span text:style-name="Emphasis">Namen </text:span>. <text:span text:style-name="Emphasis">Name </text:span>muss eine Zeichenfolge sein. Das Dialekt kann entweder durch Übergabe einer Unterklasse von angegeben werden <text:a xlink:type="simple" xlink:href="https://docs.python.org/3/library/csv.html#csv.Dialect" text:style-name="Internet_20_link" text:visited-style-name="Visited_20_Internet_20_Link"><text:span text:style-name="Source_20_Text">Dialect</text:span></text:a>, oder durch <text:span text:style-name="Emphasis">fmtparams- </text:span>Schlüsselwortargumente oder beides, wobei Schlüsselwortargumente überschrieben werden Parameter des Dialekts. Ausführliche Informationen zu Dialekten und Formatierung Parameter, siehe Abschnitt <text:a xlink:type="simple" xlink:href="https://docs.python.org/3/library/csv.html#csv-fmt-params" text:style-name="Internet_20_link" text:visited-style-name="Visited_20_Internet_20_Link">Dialekte und Formatierungsparameter </text:a>. </text:p>
      <text:p text:style-name="P2"><text:bookmark text:name="csv.unregister_dialect1"/><text:span text:style-name="Source_20_Text">csv.unregister_dialect</text:span>( <text:span text:style-name="Emphasis">Name </text:span>) </text:p>
      <text:p text:style-name="P7">Löschen Sie den Dialekt, der dem <text:span text:style-name="Emphasis">Namen </text:span>aus der Dialektregistrierung. Ein <text:a xlink:type="simple" xlink:href="https://docs.python.org/3/library/csv.html#csv.Error" text:style-name="Internet_20_link" text:visited-style-name="Visited_20_Internet_20_Link"><text:span text:style-name="Source_20_Text">Error</text:span></text:a>wird ausgelöst, wenn <text:span text:style-name="Emphasis">name </text:span>kein registrierter Dialektname ist. </text:p>
      <text:p text:style-name="P2"><text:bookmark text:name="csv.get_dialect1"/><text:span text:style-name="Source_20_Text">csv.get_dialect</text:span>( <text:span text:style-name="Emphasis">Name </text:span>) </text:p>
      <text:p text:style-name="P7">Gibt den mit <text:span text:style-name="Emphasis">name </text:span>. Ein <text:a xlink:type="simple" xlink:href="https://docs.python.org/3/library/csv.html#csv.Error" text:style-name="Internet_20_link" text:visited-style-name="Visited_20_Internet_20_Link"><text:span text:style-name="Source_20_Text">Error</text:span></text:a>wird erhoben, wenn <text:span text:style-name="Emphasis">name </text:span>ist kein registrierter Dialektname. Diese Funktion gibt eine unveränderliche zurück <text:a xlink:type="simple" xlink:href="https://docs.python.org/3/library/csv.html#csv.Dialect" text:style-name="Internet_20_link" text:visited-style-name="Visited_20_Internet_20_Link"><text:span text:style-name="Source_20_Text">Dialect</text:span></text:a>. </text:p>
      <text:p text:style-name="P2"><text:bookmark text:name="csv.list_dialects1"/><text:span text:style-name="Source_20_Text">csv.list_dialects</text:span>( ) </text:p>
      <text:p text:style-name="P7">Gibt die Namen aller registrierten Dialekte zurück. </text:p>
      <text:p text:style-name="P2"><text:bookmark text:name="csv.field_size_limit1"/><text:span text:style-name="Source_20_Text">csv.field_size_limit</text:span>( [ <text:span text:style-name="Emphasis">new_limit </text:span>] ) </text:p>
      <text:p text:style-name="P7">Gibt die aktuell vom Parser zugelassene maximale Feldgröße zurück. Wenn <text:span text:style-name="Emphasis">new_limit </text:span>ist gegeben, wird dies der neue Grenzwert. </text:p>
      <text:p text:style-name="Text_20_body">Das <text:a xlink:type="simple" xlink:href="https://docs.python.org/3/library/csv.html#module-csv" text:style-name="Internet_20_link" text:visited-style-name="Visited_20_Internet_20_Link"><text:span text:style-name="Source_20_Text">csv</text:span></text:a>Modul definiert die folgenden Klassen: </text:p>
      <text:p text:style-name="P2"><text:bookmark text:name="csv.DictReader1"/><text:span text:style-name="Emphasis">Klasse </text:span><text:span text:style-name="Source_20_Text">csv.DictReader</text:span>( <text:span text:style-name="Emphasis">f </text:span>, <text:span text:style-name="Emphasis">fieldnames = None </text:span>, <text:span text:style-name="Emphasis">restkey = None </text:span>, <text:span text:style-name="Emphasis">restval = None </text:span>, <text:span text:style-name="Emphasis">dialect = 'excel' </text:span>, <text:span text:style-name="Emphasis">* args </text:span>, <text:span text:style-name="Emphasis">** kwds </text:span>) </text:p>
      <text:p text:style-name="P7">Erstellen Sie ein Objekt, das wie ein normales Lesegerät funktioniert, aber das abbildet Informationen in jeder Zeile zu a <text:a xlink:type="simple" xlink:href="https://docs.python.org/3/library/stdtypes.html#dict" text:style-name="Internet_20_link" text:visited-style-name="Visited_20_Internet_20_Link"><text:span text:style-name="Source_20_Text">dict</text:span></text:a>deren Schlüssel von der gegeben werden optionaler <text:span text:style-name="Emphasis">Feldnamen- </text:span>Parameter. </text:p>
      <text:p text:style-name="P7">Der <text:span text:style-name="Emphasis">fieldnames- </text:span>Parameter ist eine <text:a xlink:type="simple" xlink:href="https://docs.python.org/3/glossary.html#term-sequence" text:style-name="Internet_20_link" text:visited-style-name="Visited_20_Internet_20_Link">Sequenz </text:a>. Wenn <text:span text:style-name="Emphasis">Feldnamen </text:span>ist weggelassen, werden die Werte in der ersten Zeile der Datei <text:span text:style-name="Emphasis">f </text:span>als verwendet Feldnamen. Unabhängig davon, wie die Feldnamen bestimmt werden, die Wörterbuch behält ihre ursprüngliche Reihenfolge bei. </text:p>
      <text:p text:style-name="P7">Wenn eine Zeile mehr Felder als Feldnamen hat, werden die restlichen Daten in a eingefügt list und mit dem durch restkey angegebenen <text:span text:style-name="Emphasis">Feldnamen gespeichert </text:span>(was zu <text:span text:style-name="Source_20_Text">None</text:span>). Wenn eine nicht leere Zeile weniger Felder als Feldnamen hat, wird die fehlende Werte werden mit dem Wert von <text:span text:style-name="Emphasis">restval aufgefüllt </text:span>(was zu <text:span text:style-name="Source_20_Text">None</text:span>). </text:p>
      <text:p text:style-name="P7">Alle anderen optionalen oder Schlüsselwort-Argumente werden an den Basiswert übergeben <text:a xlink:type="simple" xlink:href="https://docs.python.org/3/library/csv.html#csv.reader" text:style-name="Internet_20_link" text:visited-style-name="Visited_20_Internet_20_Link"><text:span text:style-name="Source_20_Text">reader</text:span></text:a>Beispiel. </text:p>
      <text:p text:style-name="P7">Geändert in Version 3.6: Zurückgegebene Zeilen sind jetzt vom Typ <text:span text:style-name="Source_20_Text">OrderedDict</text:span>. </text:p>
      <text:p text:style-name="P7">Geändert in Version 3.8: Zurückgegebene Zeilen sind jetzt vom Typ <text:a xlink:type="simple" xlink:href="https://docs.python.org/3/library/stdtypes.html#dict" text:style-name="Internet_20_link" text:visited-style-name="Visited_20_Internet_20_Link"><text:span text:style-name="Source_20_Text">dict</text:span></text:a>. </text:p>
      <text:p text:style-name="P7">Ein kurzes Anwendungsbeispiel: </text:p>
      <text:p text:style-name="P8"><text:soft-page-break/>&gt;&gt;&gt;</text:p>
      <text:p text:style-name="P4">&gt;&gt;&gt; import csv</text:p>
      <text:p text:style-name="P4">&gt;&gt;&gt; with open('names.csv', newline='') as csvfile:</text:p>
      <text:p text:style-name="P4">... <text:s text:c="4"/>reader = csv.DictReader(csvfile)</text:p>
      <text:p text:style-name="P4">... <text:s text:c="4"/>for row in reader:</text:p>
      <text:p text:style-name="P4">... <text:s text:c="8"/>print(row['first_name'], row['last_name'])</text:p>
      <text:p text:style-name="P4">...</text:p>
      <text:p text:style-name="P4">Eric Idle</text:p>
      <text:p text:style-name="P4">John Cleese</text:p>
      <text:p text:style-name="P4"/>
      <text:p text:style-name="P4">&gt;&gt;&gt; print(row)</text:p>
      <text:p text:style-name="P5">{'first_name': 'John', 'last_name': 'Cleese'}</text:p>
      <text:p text:style-name="P2"><text:bookmark text:name="csv.DictWriter1"/><text:span text:style-name="Emphasis">Klasse </text:span><text:span text:style-name="Source_20_Text">csv.DictWriter</text:span>( <text:span text:style-name="Emphasis">f </text:span>, <text:span text:style-name="Emphasis">fieldnames </text:span>, <text:span text:style-name="Emphasis">restval = '' </text:span>, <text:span text:style-name="Emphasis">extrasaction = 'raise' </text:span>, <text:span text:style-name="Emphasis">dialect = 'excel' </text:span>, <text:span text:style-name="Emphasis">* args </text:span>, <text:span text:style-name="Emphasis">** kwds </text:span>) </text:p>
      <text:p text:style-name="P7">Erstellen Sie ein Objekt, das wie ein normaler Writer funktioniert, aber Wörterbücher abbildet auf Ausgabezeilen. Der <text:span text:style-name="Emphasis">fieldnames- </text:span>Parameter ist a <text:a xlink:type="simple" xlink:href="https://docs.python.org/3/library/collections.abc.html#module-collections.abc" text:style-name="Internet_20_link" text:visited-style-name="Visited_20_Internet_20_Link"><text:span text:style-name="Source_20_Text">sequence</text:span></text:a>von Schlüsseln, die die Reihenfolge identifizieren, in der Werte in der Wörterbuch übergeben an die <text:span text:style-name="Source_20_Text">writerow()</text:span>Methode werden in die Datei geschrieben <text:span text:style-name="Emphasis">f </text:span>. Der optionale <text:span text:style-name="Emphasis">restval- </text:span>Parameter gibt den Wert an, der sein soll geschrieben, wenn dem Wörterbuch ein Schlüssel in <text:span text:style-name="Emphasis">Feldnamen fehlt </text:span>. Wenn die Wörterbuch übergeben an die <text:span text:style-name="Source_20_Text">writerow()</text:span>Methode enthält einen Schlüssel, der nicht gefunden wurde <text:span text:style-name="Emphasis">fieldnames </text:span>, der optionale <text:span text:style-name="Emphasis">extrasaction </text:span>gibt an, welche Aktion ausgeführt werden soll nehmen. Wenn es eingestellt ist <text:span text:style-name="Source_20_Text">'raise'</text:span>, der Standardwert, a <text:a xlink:type="simple" xlink:href="https://docs.python.org/3/library/exceptions.html#ValueError" text:style-name="Internet_20_link" text:visited-style-name="Visited_20_Internet_20_Link"><text:span text:style-name="Source_20_Text">ValueError</text:span></text:a>wird angehoben. Wenn es eingestellt ist <text:span text:style-name="Source_20_Text">'ignore'</text:span>, werden zusätzliche Werte im Wörterbuch ignoriert. Alle anderen optionalen oder Schlüsselwortargumente werden an den zugrunde liegenden Wert übergeben <text:a xlink:type="simple" xlink:href="https://docs.python.org/3/library/csv.html#csv.writer" text:style-name="Internet_20_link" text:visited-style-name="Visited_20_Internet_20_Link"><text:span text:style-name="Source_20_Text">writer</text:span></text:a>Beispiel. </text:p>
      <text:p text:style-name="P7">Beachten Sie, dass im Gegensatz zu <text:a xlink:type="simple" xlink:href="https://docs.python.org/3/library/csv.html#csv.DictReader" text:style-name="Internet_20_link" text:visited-style-name="Visited_20_Internet_20_Link"><text:span text:style-name="Source_20_Text">DictReader</text:span></text:a>Klasse, der <text:span text:style-name="Emphasis">fieldnames- </text:span>Parameter des <text:a xlink:type="simple" xlink:href="https://docs.python.org/3/library/csv.html#csv.DictWriter" text:style-name="Internet_20_link" text:visited-style-name="Visited_20_Internet_20_Link"><text:span text:style-name="Source_20_Text">DictWriter</text:span></text:a>Klasse ist nicht optional. </text:p>
      <text:p text:style-name="P7">Ein kurzes Anwendungsbeispiel: </text:p>
      <text:p text:style-name="P4">import csv</text:p>
      <text:p text:style-name="P4"/>
      <text:p text:style-name="P4">with open('names.csv', 'w', newline='') as csvfile:</text:p>
      <text:p text:style-name="P4"><text:s text:c="4"/>fieldnames = ['first_name', 'last_name']</text:p>
      <text:p text:style-name="P4"><text:s text:c="4"/>writer = csv.DictWriter(csvfile, fieldnames=fieldnames)</text:p>
      <text:p text:style-name="P4"/>
      <text:p text:style-name="P4"><text:s text:c="4"/>writer.writeheader()</text:p>
      <text:p text:style-name="P4"><text:s text:c="4"/>writer.writerow({'first_name': 'Baked', 'last_name': 'Beans'})</text:p>
      <text:p text:style-name="P4"><text:s text:c="4"/>writer.writerow({'first_name': 'Lovely', 'last_name': 'Spam'})</text:p>
      <text:p text:style-name="P5"><text:s text:c="4"/>writer.writerow({'first_name': 'Wonderful', 'last_name': 'Spam'})</text:p>
      <text:p text:style-name="P2"><text:bookmark text:name="csv.Dialect1"/><text:span text:style-name="Emphasis">Klasse </text:span><text:span text:style-name="Source_20_Text">csv.Dialect</text:span> </text:p>
      <text:p text:style-name="P7">Das <text:a xlink:type="simple" xlink:href="https://docs.python.org/3/library/csv.html#csv.Dialect" text:style-name="Internet_20_link" text:visited-style-name="Visited_20_Internet_20_Link"><text:span text:style-name="Source_20_Text">Dialect</text:span></text:a>Klasse ist eine Containerklasse, deren Attribute enthalten Informationen zum Umgang mit doppelten Anführungszeichen, Leerzeichen, Trennzeichen usw. Aufgrund des Fehlens einer strikten CSV-Spezifikation sind unterschiedliche Anwendungen möglich subtil unterschiedliche CSV-Daten erzeugen. <text:a xlink:type="simple" xlink:href="https://docs.python.org/3/library/csv.html#csv.Dialect" text:style-name="Internet_20_link" text:visited-style-name="Visited_20_Internet_20_Link"><text:span text:style-name="Source_20_Text">Dialect</text:span></text:a>Instanzen definieren wie <text:a xlink:type="simple" xlink:href="https://docs.python.org/3/library/csv.html#csv.reader" text:style-name="Internet_20_link" text:visited-style-name="Visited_20_Internet_20_Link"><text:span text:style-name="Source_20_Text">reader</text:span></text:a>und <text:a xlink:type="simple" xlink:href="https://docs.python.org/3/library/csv.html#csv.writer" text:style-name="Internet_20_link" text:visited-style-name="Visited_20_Internet_20_Link"><text:span text:style-name="Source_20_Text">writer</text:span></text:a>Instanzen verhalten sich. </text:p>
      <text:p text:style-name="P7"><text:soft-page-break/>Alles Verfügbar <text:a xlink:type="simple" xlink:href="https://docs.python.org/3/library/csv.html#csv.Dialect" text:style-name="Internet_20_link" text:visited-style-name="Visited_20_Internet_20_Link"><text:span text:style-name="Source_20_Text">Dialect</text:span></text:a>Namen werden von zurückgegeben <text:a xlink:type="simple" xlink:href="https://docs.python.org/3/library/csv.html#csv.list_dialects" text:style-name="Internet_20_link" text:visited-style-name="Visited_20_Internet_20_Link"><text:span text:style-name="Source_20_Text">list_dialects()</text:span></text:a>, und sie können mit spezifischen registriert werden <text:a xlink:type="simple" xlink:href="https://docs.python.org/3/library/csv.html#csv.reader" text:style-name="Internet_20_link" text:visited-style-name="Visited_20_Internet_20_Link"><text:span text:style-name="Source_20_Text">reader</text:span></text:a>und <text:a xlink:type="simple" xlink:href="https://docs.python.org/3/library/csv.html#csv.writer" text:style-name="Internet_20_link" text:visited-style-name="Visited_20_Internet_20_Link"><text:span text:style-name="Source_20_Text">writer</text:span></text:a> Klassen durch ihren Initialisierer ( <text:span text:style-name="Source_20_Text">__init__</text:span>) funktioniert so: </text:p>
      <text:p text:style-name="P4">import csv</text:p>
      <text:p text:style-name="P4"/>
      <text:p text:style-name="P4">with open('students.csv', 'w', newline='') as csvfile:</text:p>
      <text:p text:style-name="P4"><text:s text:c="4"/>writer = csv.writer(csvfile, dialect='unix')</text:p>
      <text:p text:style-name="P5"><text:s text:c="33"/>^^^^^^^^^^^^^^</text:p>
      <text:p text:style-name="P2"><text:bookmark text:name="csv.excel1"/><text:span text:style-name="Emphasis">Klasse </text:span><text:span text:style-name="Source_20_Text">csv.excel</text:span> </text:p>
      <text:p text:style-name="P7">Das <text:a xlink:type="simple" xlink:href="https://docs.python.org/3/library/csv.html#csv.excel" text:style-name="Internet_20_link" text:visited-style-name="Visited_20_Internet_20_Link"><text:span text:style-name="Source_20_Text">excel</text:span></text:a>-Klasse definiert die üblichen Eigenschaften einer Excel-generierten CSV-Datei Datei. Es wird mit dem Dialektnamen registriert <text:span text:style-name="Source_20_Text">'excel'</text:span>. </text:p>
      <text:p text:style-name="P2"><text:bookmark text:name="csv.excel_tab1"/><text:span text:style-name="Emphasis">Klasse </text:span><text:span text:style-name="Source_20_Text">csv.excel_tab</text:span> </text:p>
      <text:p text:style-name="P7">Das <text:a xlink:type="simple" xlink:href="https://docs.python.org/3/library/csv.html#csv.excel_tab" text:style-name="Internet_20_link" text:visited-style-name="Visited_20_Internet_20_Link"><text:span text:style-name="Source_20_Text">excel_tab</text:span></text:a>Klasse definiert die üblichen Eigenschaften einer Excel-generierten TAB-getrennte Datei. Es wird mit dem Dialektnamen registriert <text:span text:style-name="Source_20_Text">'excel-tab'</text:span>. </text:p>
      <text:p text:style-name="P2"><text:bookmark text:name="csv.unix_dialect1"/><text:span text:style-name="Emphasis">Klasse </text:span><text:span text:style-name="Source_20_Text">csv.unix_dialect</text:span> </text:p>
      <text:p text:style-name="P7">Das <text:a xlink:type="simple" xlink:href="https://docs.python.org/3/library/csv.html#csv.unix_dialect" text:style-name="Internet_20_link" text:visited-style-name="Visited_20_Internet_20_Link"><text:span text:style-name="Source_20_Text">unix_dialect</text:span></text:a>Die Klasse definiert die üblichen Eigenschaften einer CSV-Datei auf UNIX-Systemen generiert, dh mit <text:span text:style-name="Source_20_Text">'\n'</text:span>als Zeilenabschluss und Anführungszeichen alle Felder. Es wird mit dem Dialektnamen registriert <text:span text:style-name="Source_20_Text">'unix'</text:span>. </text:p>
      <text:p text:style-name="P7">Neu in Version 3.2. </text:p>
      <text:p text:style-name="P2"><text:bookmark text:name="csv.Sniffer1"/><text:span text:style-name="Emphasis">Klasse </text:span><text:span text:style-name="Source_20_Text">csv.Sniffer</text:span> </text:p>
      <text:p text:style-name="P7">Das <text:a xlink:type="simple" xlink:href="https://docs.python.org/3/library/csv.html#csv.Sniffer" text:style-name="Internet_20_link" text:visited-style-name="Visited_20_Internet_20_Link"><text:span text:style-name="Source_20_Text">Sniffer</text:span></text:a>-Klasse wird verwendet, um das Format einer CSV-Datei abzuleiten. </text:p>
      <text:p text:style-name="P7">Das <text:a xlink:type="simple" xlink:href="https://docs.python.org/3/library/csv.html#csv.Sniffer" text:style-name="Internet_20_link" text:visited-style-name="Visited_20_Internet_20_Link"><text:span text:style-name="Source_20_Text">Sniffer</text:span></text:a>Die Klasse bietet zwei Methoden: </text:p>
      <text:p text:style-name="P3"><text:bookmark text:name="csv.Sniffer.sniff1"/><text:span text:style-name="Source_20_Text">sniff</text:span>( <text:span text:style-name="Emphasis">Beispiel </text:span>, <text:span text:style-name="Emphasis">Trennzeichen = Keine </text:span>) </text:p>
      <text:p text:style-name="P9">Analysieren Sie die gegebene <text:span text:style-name="Emphasis">Probe </text:span>und senden Sie a <text:a xlink:type="simple" xlink:href="https://docs.python.org/3/library/csv.html#csv.Dialect" text:style-name="Internet_20_link" text:visited-style-name="Visited_20_Internet_20_Link"><text:span text:style-name="Source_20_Text">Dialect</text:span></text:a>Unterklasse die gefundenen Parameter widerspiegeln. Wenn der <text:span text:style-name="Emphasis">Trennzeichenparameter </text:span>optionale gegeben ist, wird sie als Zeichenkette interpretiert, die mögliche Gültigkeiten enthält Trennzeichen. </text:p>
      <text:p text:style-name="P3"><text:bookmark text:name="csv.Sniffer.has_header1"/><text:span text:style-name="Source_20_Text">has_header</text:span>( <text:span text:style-name="Emphasis">Probe </text:span>) </text:p>
      <text:p text:style-name="P9">Analysieren Sie den Beispieltext (vermutlich im CSV-Format) und kehren Sie zurück <text:a xlink:type="simple" xlink:href="https://docs.python.org/3/library/constants.html#True" text:style-name="Internet_20_link" text:visited-style-name="Visited_20_Internet_20_Link"><text:span text:style-name="Source_20_Text">True</text:span></text:a>wenn die erste Zeile eine Reihe von Spaltenüberschriften zu sein scheint. Bei der Inspektion jeder Spalte wird eines von zwei Schlüsselkriterien berücksichtigt Schätzen Sie, ob das Beispiel einen Header enthält: </text:p>
      <text:list xml:id="list2887448678" text:style-name="L2">
        <text:list-item>
          <text:p text:style-name="P11">die zweite bis n-te Zeile enthalten numerische Werte </text:p>
        </text:list-item>
        <text:list-item>
          <text:p text:style-name="P11"><text:soft-page-break/>die zweite bis n-te Zeile enthalten Zeichenfolgen mit mindestens einem Wert Länge unterscheidet sich von der des mutmaßlichen Headers dieser Spalte. </text:p>
        </text:list-item>
      </text:list>
      <text:p text:style-name="P9">Zwanzig Reihen nach der ersten Reihe werden abgetastet; wenn mehr als die Hälfte der Spalten + Zeilen erfüllen die Kriterien, <text:a xlink:type="simple" xlink:href="https://docs.python.org/3/library/constants.html#True" text:style-name="Internet_20_link" text:visited-style-name="Visited_20_Internet_20_Link"><text:span text:style-name="Source_20_Text">True</text:span></text:a>ist zurück gekommen. </text:p>
      <text:p text:style-name="P1">Notiz </text:p>
      <text:p text:style-name="P7">Diese Methode ist eine grobe Heuristik und kann sowohl falsch positive Ergebnisse als auch erzeugen Negative. </text:p>
      <text:p text:style-name="Text_20_body">Ein Beispiel für <text:a xlink:type="simple" xlink:href="https://docs.python.org/3/library/csv.html#csv.Sniffer" text:style-name="Internet_20_link" text:visited-style-name="Visited_20_Internet_20_Link"><text:span text:style-name="Source_20_Text">Sniffer</text:span></text:a>verwenden: </text:p>
      <text:p text:style-name="Preformatted_20_Text">with open('example.csv', newline='') as csvfile:</text:p>
      <text:p text:style-name="Preformatted_20_Text"><text:s text:c="4"/>dialect = csv.Sniffer().sniff(csvfile.read(1024))</text:p>
      <text:p text:style-name="Preformatted_20_Text"><text:s text:c="4"/>csvfile.seek(0)</text:p>
      <text:p text:style-name="Preformatted_20_Text"><text:s text:c="4"/>reader = csv.reader(csvfile, dialect)</text:p>
      <text:p text:style-name="P6"><text:s text:c="4"/># ... process CSV file contents here ...</text:p>
      <text:p text:style-name="Text_20_body">Das <text:a xlink:type="simple" xlink:href="https://docs.python.org/3/library/csv.html#module-csv" text:style-name="Internet_20_link" text:visited-style-name="Visited_20_Internet_20_Link"><text:span text:style-name="Source_20_Text">csv</text:span></text:a>Modul definiert die folgenden Konstanten: </text:p>
      <text:p text:style-name="P2"><text:bookmark text:name="csv.QUOTE_ALL1"/><text:span text:style-name="Source_20_Text">csv.QUOTE_ALL</text:span> </text:p>
      <text:p text:style-name="P7">Weist an <text:a xlink:type="simple" xlink:href="https://docs.python.org/3/library/csv.html#csv.writer" text:style-name="Internet_20_link" text:visited-style-name="Visited_20_Internet_20_Link"><text:span text:style-name="Source_20_Text">writer</text:span></text:a>Objekte, um alle Felder zu zitieren. </text:p>
      <text:p text:style-name="P2"><text:bookmark text:name="csv.QUOTE_MINIMAL1"/><text:span text:style-name="Source_20_Text">csv.QUOTE_MINIMAL</text:span> </text:p>
      <text:p text:style-name="P7">Weist an <text:a xlink:type="simple" xlink:href="https://docs.python.org/3/library/csv.html#csv.writer" text:style-name="Internet_20_link" text:visited-style-name="Visited_20_Internet_20_Link"><text:span text:style-name="Source_20_Text">writer</text:span></text:a>Objekte, um nur die Felder zu zitieren, die enthalten Sonderzeichen wie <text:span text:style-name="Emphasis">Trennzeichen </text:span>, <text:span text:style-name="Emphasis">Anführungszeichen </text:span>oder eines der Zeichen in <text:span text:style-name="Emphasis">Zeilenabschluss </text:span>. </text:p>
      <text:p text:style-name="P2"><text:bookmark text:name="csv.QUOTE_NONNUMERIC1"/><text:span text:style-name="Source_20_Text">csv.QUOTE_NONNUMERIC</text:span> </text:p>
      <text:p text:style-name="P7">Weist an <text:a xlink:type="simple" xlink:href="https://docs.python.org/3/library/csv.html#csv.writer" text:style-name="Internet_20_link" text:visited-style-name="Visited_20_Internet_20_Link"><text:span text:style-name="Source_20_Text">writer</text:span></text:a>Objekte, um alle nicht numerischen Felder in Anführungszeichen zu setzen. </text:p>
      <text:p text:style-name="P7">umzuwandeln <text:span text:style-name="Emphasis">float </text:span>. </text:p>
      <text:p text:style-name="P2"><text:bookmark text:name="csv.QUOTE_NONE1"/><text:span text:style-name="Source_20_Text">csv.QUOTE_NONE</text:span> </text:p>
      <text:p text:style-name="P7">Weist an <text:a xlink:type="simple" xlink:href="https://docs.python.org/3/library/csv.html#csv.writer" text:style-name="Internet_20_link" text:visited-style-name="Visited_20_Internet_20_Link"><text:span text:style-name="Source_20_Text">writer</text:span></text:a>Objekte, Felder niemals in Anführungszeichen zu setzen. Wenn der Strom <text:span text:style-name="Emphasis">delimiter </text:span>tritt in Ausgabedaten auf, ihm geht das aktuelle <text:span text:style-name="Emphasis">Escapechar voraus </text:span>Charakter. Wenn <text:span text:style-name="Emphasis">escapechar </text:span>nicht gesetzt ist, löst der Writer aus <text:a xlink:type="simple" xlink:href="https://docs.python.org/3/library/csv.html#csv.Error" text:style-name="Internet_20_link" text:visited-style-name="Visited_20_Internet_20_Link"><text:span text:style-name="Source_20_Text">Error</text:span></text:a>wenn Es werden alle Zeichen gefunden, die mit Escapezeichen versehen werden müssen. </text:p>
      <text:p text:style-name="P7">Weist an <text:a xlink:type="simple" xlink:href="https://docs.python.org/3/library/csv.html#csv.reader" text:style-name="Internet_20_link" text:visited-style-name="Visited_20_Internet_20_Link"><text:span text:style-name="Source_20_Text">reader</text:span></text:a>keine spezielle Verarbeitung von Anführungszeichen durchzuführen. </text:p>
      <text:p text:style-name="Text_20_body">Das <text:a xlink:type="simple" xlink:href="https://docs.python.org/3/library/csv.html#module-csv" text:style-name="Internet_20_link" text:visited-style-name="Visited_20_Internet_20_Link"><text:span text:style-name="Source_20_Text">csv</text:span></text:a>Modul definiert die folgende Ausnahme: </text:p>
      <text:p text:style-name="P2"><text:bookmark text:name="csv.Error1"/><text:span text:style-name="Emphasis">Ausnahme </text:span><text:span text:style-name="Source_20_Text">csv.Error</text:span> </text:p>
      <text:p text:style-name="P7">Wird von einer der Funktionen ausgelöst, wenn ein Fehler erkannt wird. </text:p>
      <text:h text:style-name="Heading_20_2" text:outline-level="2"><text:bookmark text:name="csv-fmt-params1"/><text:soft-page-break/>Dialekte und Formatierungsparameter </text:h>
      <text:p text:style-name="Text_20_body">Um das Festlegen des Formats von Eingabe- und Ausgabedatensätzen zu erleichtern, spezifisch Formatierungsparameter sind in Dialekten zusammengefasst. Ein Dialekt ist ein Unterklasse der <text:a xlink:type="simple" xlink:href="https://docs.python.org/3/library/csv.html#csv.Dialect" text:style-name="Internet_20_link" text:visited-style-name="Visited_20_Internet_20_Link"><text:span text:style-name="Source_20_Text">Dialect</text:span></text:a>Klasse mit einem Satz spezifischer Methoden und a Single <text:span text:style-name="Source_20_Text">validate()</text:span>Methode. Beim Erstellen <text:a xlink:type="simple" xlink:href="https://docs.python.org/3/library/csv.html#csv.reader" text:style-name="Internet_20_link" text:visited-style-name="Visited_20_Internet_20_Link"><text:span text:style-name="Source_20_Text">reader</text:span></text:a>oder <text:a xlink:type="simple" xlink:href="https://docs.python.org/3/library/csv.html#csv.writer" text:style-name="Internet_20_link" text:visited-style-name="Visited_20_Internet_20_Link"><text:span text:style-name="Source_20_Text">writer</text:span></text:a>Objekte, kann der Programmierer eine Zeichenkette oder eine Unterklasse davon spezifizieren das <text:a xlink:type="simple" xlink:href="https://docs.python.org/3/library/csv.html#csv.Dialect" text:style-name="Internet_20_link" text:visited-style-name="Visited_20_Internet_20_Link"><text:span text:style-name="Source_20_Text">Dialect</text:span></text:a>class als Dialektparameter. Zusätzlich oder stattdessen des <text:span text:style-name="Emphasis">Dialektparameters </text:span>kann der Programmierer auch individuell vorgeben Formatierungsparameter, die die gleichen Namen haben wie die unten definierten Attribute für die <text:a xlink:type="simple" xlink:href="https://docs.python.org/3/library/csv.html#csv.Dialect" text:style-name="Internet_20_link" text:visited-style-name="Visited_20_Internet_20_Link"><text:span text:style-name="Source_20_Text">Dialect</text:span></text:a>Klasse. </text:p>
      <text:p text:style-name="Text_20_body">Dialekte unterstützen die folgenden Attribute: </text:p>
      <text:p text:style-name="P2"><text:bookmark text:name="csv.Dialect.delimiter1"/><text:span text:style-name="Source_20_Text">Dialect.delimiter</text:span> </text:p>
      <text:p text:style-name="P7">Eine aus einem Zeichen bestehende Zeichenfolge, die zum Trennen von Feldern verwendet wird. Es ist standardmäßig auf <text:span text:style-name="Source_20_Text">','</text:span>. </text:p>
      <text:p text:style-name="P2"><text:bookmark text:name="csv.Dialect.doublequote1"/><text:span text:style-name="Source_20_Text">Dialect.doublequote</text:span> </text:p>
      <text:p text:style-name="P7">wie Instanzen von <text:span text:style-name="Emphasis">quotechar </text:span>, die in einem Feld erscheinen sollen selbst zitiert werden. Wann <text:a xlink:type="simple" xlink:href="https://docs.python.org/3/library/constants.html#True" text:style-name="Internet_20_link" text:visited-style-name="Visited_20_Internet_20_Link"><text:span text:style-name="Source_20_Text">True</text:span></text:a>, wird das Zeichen verdoppelt. Wann <text:a xlink:type="simple" xlink:href="https://docs.python.org/3/library/constants.html#False" text:style-name="Internet_20_link" text:visited-style-name="Visited_20_Internet_20_Link"><text:span text:style-name="Source_20_Text">False</text:span></text:a>, das <text:span text:style-name="Emphasis">Escapechar </text:span>wird als Präfix für das <text:span text:style-name="Emphasis">Quotechar verwendet </text:span>. Es standardmäßig auf <text:a xlink:type="simple" xlink:href="https://docs.python.org/3/library/constants.html#True" text:style-name="Internet_20_link" text:visited-style-name="Visited_20_Internet_20_Link"><text:span text:style-name="Source_20_Text">True</text:span></text:a>. </text:p>
      <text:p text:style-name="P7">Bei der Ausgabe, wenn <text:span text:style-name="Emphasis">doppelte Anführungszeichen vorhanden </text:span>sind <text:a xlink:type="simple" xlink:href="https://docs.python.org/3/library/constants.html#False" text:style-name="Internet_20_link" text:visited-style-name="Visited_20_Internet_20_Link"><text:span text:style-name="Source_20_Text">False</text:span></text:a>und kein <text:span text:style-name="Emphasis">Escapechar </text:span>gesetzt ist, <text:a xlink:type="simple" xlink:href="https://docs.python.org/3/library/csv.html#csv.Error" text:style-name="Internet_20_link" text:visited-style-name="Visited_20_Internet_20_Link"><text:span text:style-name="Source_20_Text">Error</text:span></text:a>wird ausgelöst, wenn in einem Feld ein <text:span text:style-name="Emphasis">Quotechar </text:span>gefunden wird. </text:p>
      <text:p text:style-name="P2"><text:bookmark text:name="csv.Dialect.escapechar1"/><text:span text:style-name="Source_20_Text">Dialect.escapechar</text:span> </text:p>
      <text:p text:style-name="P7">Eine aus einem Zeichen bestehende Zeichenfolge, die vom Schreiber verwendet wird, um das <text:span text:style-name="Emphasis">Trennzeichen </text:span>bei <text:span text:style-name="Emphasis">maskieren </text:span>ist eingestellt auf <text:a xlink:type="simple" xlink:href="https://docs.python.org/3/library/csv.html#csv.QUOTE_NONE" text:style-name="Internet_20_link" text:visited-style-name="Visited_20_Internet_20_Link"><text:span text:style-name="Source_20_Text">QUOTE_NONE</text:span></text:a>und das <text:span text:style-name="Emphasis">Anführungszeichen </text:span>, wenn <text:span text:style-name="Emphasis">doppelte Anführungszeichen </text:span>sind <text:a xlink:type="simple" xlink:href="https://docs.python.org/3/library/constants.html#False" text:style-name="Internet_20_link" text:visited-style-name="Visited_20_Internet_20_Link"><text:span text:style-name="Source_20_Text">False</text:span></text:a>. Beim Lesen entfernt das <text:span text:style-name="Emphasis">Escapechar </text:span>jede besondere Bedeutung von das folgende Zeichen. Es ist standardmäßig auf <text:a xlink:type="simple" xlink:href="https://docs.python.org/3/library/constants.html#None" text:style-name="Internet_20_link" text:visited-style-name="Visited_20_Internet_20_Link"><text:span text:style-name="Source_20_Text">None</text:span></text:a>, wodurch das Entkommen deaktiviert wird. </text:p>
      <text:p text:style-name="P2"><text:bookmark text:name="csv.Dialect.lineterminator1"/><text:span text:style-name="Source_20_Text">Dialect.lineterminator</text:span> </text:p>
      <text:p text:style-name="P7">Die Zeichenfolge, die zum Beenden von Zeilen verwendet wird, die von der erzeugt werden <text:a xlink:type="simple" xlink:href="https://docs.python.org/3/library/csv.html#csv.writer" text:style-name="Internet_20_link" text:visited-style-name="Visited_20_Internet_20_Link"><text:span text:style-name="Source_20_Text">writer</text:span></text:a>. Es ist standardmäßig zu <text:span text:style-name="Source_20_Text">'\r\n'</text:span>. </text:p>
      <text:p text:style-name="P1">Notiz </text:p>
      <text:p text:style-name="P7">Das <text:a xlink:type="simple" xlink:href="https://docs.python.org/3/library/csv.html#csv.reader" text:style-name="Internet_20_link" text:visited-style-name="Visited_20_Internet_20_Link"><text:span text:style-name="Source_20_Text">reader</text:span></text:a>ist fest codiert, um entweder zu erkennen <text:span text:style-name="Source_20_Text">'\r'</text:span>oder <text:span text:style-name="Source_20_Text">'\n'</text:span>wie Zeilenende und ignoriert <text:span text:style-name="Emphasis">lineterminator </text:span>. Dieses Verhalten kann sich in ändern Zukunft. </text:p>
      <text:p text:style-name="P2"><text:bookmark text:name="csv.Dialect.quotechar1"/><text:span text:style-name="Source_20_Text">Dialect.quotechar</text:span> </text:p>
      <text:p text:style-name="P7">Eine aus einem Zeichen bestehende Zeichenfolge, die verwendet wird, um Felder zu zitieren, die Sonderzeichen enthalten, wie z als <text:span text:style-name="Emphasis">Trennzeichen </text:span>oder <text:span text:style-name="Emphasis">Anführungszeichen </text:span>enthalten. Es standardmäßig auf <text:span text:style-name="Source_20_Text">'"'</text:span>. </text:p>
      <text:p text:style-name="P2"><text:bookmark text:name="csv.Dialect.quoting1"/><text:soft-page-break/><text:span text:style-name="Source_20_Text">Dialect.quoting</text:span> </text:p>
      <text:p text:style-name="P7">Steuert, wann Zitate vom Schreiber generiert und von der erkannt werden sollen Leser. Es kann jede der aufnehmen <text:span text:style-name="Source_20_Text">QUOTE_*</text:span>Konstanten (siehe Abschnitt <text:a xlink:type="simple" xlink:href="https://docs.python.org/3/library/csv.html#csv-contents" text:style-name="Internet_20_link" text:visited-style-name="Visited_20_Internet_20_Link">Module Contents </text:a>) und standardmäßig auf <text:a xlink:type="simple" xlink:href="https://docs.python.org/3/library/csv.html#csv.QUOTE_MINIMAL" text:style-name="Internet_20_link" text:visited-style-name="Visited_20_Internet_20_Link"><text:span text:style-name="Source_20_Text">QUOTE_MINIMAL</text:span></text:a>. </text:p>
      <text:p text:style-name="P2"><text:bookmark text:name="csv.Dialect.skipinitialspace1"/><text:span text:style-name="Source_20_Text">Dialect.skipinitialspace</text:span> </text:p>
      <text:p text:style-name="P7">Wann <text:a xlink:type="simple" xlink:href="https://docs.python.org/3/library/constants.html#True" text:style-name="Internet_20_link" text:visited-style-name="Visited_20_Internet_20_Link"><text:span text:style-name="Source_20_Text">True</text:span></text:a>, Leerzeichen unmittelbar nach dem <text:span text:style-name="Emphasis">Trennzeichen </text:span>werden ignoriert. Die Voreinstellung ist <text:a xlink:type="simple" xlink:href="https://docs.python.org/3/library/constants.html#False" text:style-name="Internet_20_link" text:visited-style-name="Visited_20_Internet_20_Link"><text:span text:style-name="Source_20_Text">False</text:span></text:a>. </text:p>
      <text:p text:style-name="P2"><text:bookmark text:name="csv.Dialect.strict1"/><text:span text:style-name="Source_20_Text">Dialect.strict</text:span> </text:p>
      <text:p text:style-name="P7">Wann <text:span text:style-name="Source_20_Text">True</text:span>, Ausnahme auslösen <text:a xlink:type="simple" xlink:href="https://docs.python.org/3/library/csv.html#csv.Error" text:style-name="Internet_20_link" text:visited-style-name="Visited_20_Internet_20_Link"><text:span text:style-name="Source_20_Text">Error</text:span></text:a>bei fehlerhafter CSV-Eingabe. Die Voreinstellung ist <text:span text:style-name="Source_20_Text">False</text:span>. </text:p>
      <text:h text:style-name="Heading_20_2" text:outline-level="2">Reader-Objekte </text:h>
      <text:p text:style-name="Text_20_body">Reader-Objekte ( <text:a xlink:type="simple" xlink:href="https://docs.python.org/3/library/csv.html#csv.DictReader" text:style-name="Internet_20_link" text:visited-style-name="Visited_20_Internet_20_Link"><text:span text:style-name="Source_20_Text">DictReader</text:span></text:a>Instanzen und Objekte, die von zurückgegeben werden <text:a xlink:type="simple" xlink:href="https://docs.python.org/3/library/csv.html#csv.reader" text:style-name="Internet_20_link" text:visited-style-name="Visited_20_Internet_20_Link"><text:span text:style-name="Source_20_Text">reader()</text:span></text:a>Funktion) haben die folgenden öffentlichen Methoden: </text:p>
      <text:p text:style-name="P2"><text:bookmark text:name="csv.csvreader.__next__1"/><text:span text:style-name="Source_20_Text">csvreader.__next__</text:span>( ) </text:p>
      <text:p text:style-name="P7">Gibt die nächste Zeile des iterierbaren Objekts des Readers als Liste zurück (wenn das Objekt object kam zurück <text:a xlink:type="simple" xlink:href="https://docs.python.org/3/library/csv.html#csv.reader" text:style-name="Internet_20_link" text:visited-style-name="Visited_20_Internet_20_Link"><text:span text:style-name="Source_20_Text">reader()</text:span></text:a>) oder ein Diktat (falls es sich um eine <text:a xlink:type="simple" xlink:href="https://docs.python.org/3/library/csv.html#csv.DictReader" text:style-name="Internet_20_link" text:visited-style-name="Visited_20_Internet_20_Link"><text:span text:style-name="Source_20_Text">DictReader</text:span></text:a> Instanz), nach dem aktuellen geparst <text:a xlink:type="simple" xlink:href="https://docs.python.org/3/library/csv.html#csv.Dialect" text:style-name="Internet_20_link" text:visited-style-name="Visited_20_Internet_20_Link"><text:span text:style-name="Source_20_Text">Dialect</text:span></text:a>. Normalerweise du sollte dies als nennen <text:span text:style-name="Source_20_Text">next(reader)</text:span>. </text:p>
      <text:p text:style-name="Text_20_body">Reader-Objekte haben die folgenden öffentlichen Attribute: </text:p>
      <text:p text:style-name="P2"><text:bookmark text:name="csv.csvreader.dialect1"/><text:span text:style-name="Source_20_Text">csvreader.dialect</text:span> </text:p>
      <text:p text:style-name="P7">Eine schreibgeschützte Beschreibung des vom Parser verwendeten Dialekts. </text:p>
      <text:p text:style-name="P2"><text:bookmark text:name="csv.csvreader.line_num1"/><text:span text:style-name="Source_20_Text">csvreader.line_num</text:span> </text:p>
      <text:p text:style-name="P7">Die Anzahl der vom Quell-Iterator gelesenen Zeilen. Dies ist nicht dasselbe wie die Anzahl der zurückgegebenen Datensätze, da Datensätze mehrere Zeilen umfassen können. </text:p>
      <text:p text:style-name="Text_20_body">DictReader-Objekte haben das folgende öffentliche Attribut: </text:p>
      <text:p text:style-name="P2"><text:bookmark text:name="csv.csvreader.fieldnames1"/><text:span text:style-name="Source_20_Text">csvreader.fieldnames</text:span> </text:p>
      <text:p text:style-name="P7">Wenn dieses Attribut beim Erstellen des Objekts nicht als Parameter übergeben wird initialisiert beim ersten Zugriff oder wenn der erste Datensatz aus dem gelesen wird Datei. </text:p>
      <text:h text:style-name="Heading_20_2" text:outline-level="2">Writer-Objekte </text:h>
      <text:p text:style-name="Text_20_body"><text:span text:style-name="Source_20_Text">Writer</text:span>Objekte ( <text:a xlink:type="simple" xlink:href="https://docs.python.org/3/library/csv.html#csv.DictWriter" text:style-name="Internet_20_link" text:visited-style-name="Visited_20_Internet_20_Link"><text:span text:style-name="Source_20_Text">DictWriter</text:span></text:a>Instanzen und Objekte, die von zurückgegeben werden das <text:a xlink:type="simple" xlink:href="https://docs.python.org/3/library/csv.html#csv.writer" text:style-name="Internet_20_link" text:visited-style-name="Visited_20_Internet_20_Link"><text:span text:style-name="Source_20_Text">writer()</text:span></text:a>Funktion) haben die folgenden öffentlichen Methoden. Eine <text:span text:style-name="Emphasis">Reihe </text:span>muss sein ein <text:soft-page-break/>Iterable von Strings oder Zahlen für <text:span text:style-name="Source_20_Text">Writer</text:span>Objekte und ein Wörterbuch Zuordnen von Feldnamen zu Zeichenfolgen oder Zahlen (indem sie durchgeleitet werden <text:a xlink:type="simple" xlink:href="https://docs.python.org/3/library/stdtypes.html#str" text:style-name="Internet_20_link" text:visited-style-name="Visited_20_Internet_20_Link"><text:span text:style-name="Source_20_Text">str()</text:span></text:a> zuerst) für <text:a xlink:type="simple" xlink:href="https://docs.python.org/3/library/csv.html#csv.DictWriter" text:style-name="Internet_20_link" text:visited-style-name="Visited_20_Internet_20_Link"><text:span text:style-name="Source_20_Text">DictWriter</text:span></text:a>Objekte. Beachten Sie, dass komplexe Zahlen geschrieben werden von Eltern umgeben. Dies kann bei anderen Programmen zu Problemen führen CSV-Dateien lesen (vorausgesetzt, sie unterstützen überhaupt komplexe Zahlen). </text:p>
      <text:p text:style-name="P2"><text:bookmark text:name="csv.csvwriter.writerow1"/><text:span text:style-name="Source_20_Text">csvwriter.writerow</text:span>( <text:span text:style-name="Emphasis">Zeile </text:span>) </text:p>
      <text:p text:style-name="P7">Schreiben Sie den <text:span text:style-name="Emphasis">Writers </text:span>Zeilenparameter entsprechend formatiert in das Dateiobjekt des zum Strom <text:a xlink:type="simple" xlink:href="https://docs.python.org/3/library/csv.html#csv.Dialect" text:style-name="Internet_20_link" text:visited-style-name="Visited_20_Internet_20_Link"><text:span text:style-name="Source_20_Text">Dialect</text:span></text:a>. Gibt den Rückgabewert des Aufrufs an die zurück <text:span text:style-name="Emphasis">write </text:span>-Methode des zugrunde liegenden Dateiobjekts. </text:p>
      <text:p text:style-name="P7">Geändert in Version 3.5: Unterstützung beliebiger Iterables hinzugefügt. </text:p>
      <text:p text:style-name="P2"><text:bookmark text:name="csv.csvwriter.writerows1"/><text:span text:style-name="Source_20_Text">csvwriter.writerows</text:span>( <text:span text:style-name="Emphasis">Zeilen </text:span>) </text:p>
      <text:p text:style-name="P7">Schreiben Sie alle Elemente in <text:span text:style-name="Emphasis">Zeilen </text:span>(ein Iterable von Zeilenobjekten <text:span text:style-name="Emphasis">wie </text:span>beschrieben oben) in das Dateiobjekt des Writers, formatiert nach dem aktuellen Dialekt. </text:p>
      <text:p text:style-name="Text_20_body">Writer-Objekte haben das folgende öffentliche Attribut: </text:p>
      <text:p text:style-name="P2"><text:bookmark text:name="csv.csvwriter.dialect1"/><text:span text:style-name="Source_20_Text">csvwriter.dialect</text:span> </text:p>
      <text:p text:style-name="P7">Eine schreibgeschützte Beschreibung des vom Autor verwendeten Dialekts. </text:p>
      <text:p text:style-name="Text_20_body">DictWriter-Objekte haben die folgende öffentliche Methode: </text:p>
      <text:p text:style-name="P2"><text:bookmark text:name="csv.DictWriter.writeheader1"/><text:span text:style-name="Source_20_Text">DictWriter.writeheader</text:span>( ) </text:p>
      <text:p text:style-name="P7">Schreiben Sie eine Zeile mit den Feldnamen (wie im Konstruktor angegeben) nach das Dateiobjekt des Autors, formatiert nach dem aktuellen Dialekt. Zurückkehren der Rückgabewert der <text:a xlink:type="simple" xlink:href="https://docs.python.org/3/library/csv.html#csv.csvwriter.writerow" text:style-name="Internet_20_link" text:visited-style-name="Visited_20_Internet_20_Link"><text:span text:style-name="Source_20_Text">csvwriter.writerow()</text:span></text:a>Aufruf intern verwendet. </text:p>
      <text:p text:style-name="P7">Neu in Version 3.2. </text:p>
      <text:p text:style-name="P7">Geändert in Version 3.8: <text:a xlink:type="simple" xlink:href="https://docs.python.org/3/library/csv.html#csv.DictWriter.writeheader" text:style-name="Internet_20_link" text:visited-style-name="Visited_20_Internet_20_Link"><text:span text:style-name="Source_20_Text">writeheader()</text:span></text:a>gibt nun auch den von zurückgegebenen Wert zurück das <text:a xlink:type="simple" xlink:href="https://docs.python.org/3/library/csv.html#csv.csvwriter.writerow" text:style-name="Internet_20_link" text:visited-style-name="Visited_20_Internet_20_Link"><text:span text:style-name="Source_20_Text">csvwriter.writerow()</text:span></text:a>Methode, die es intern verwendet. </text:p>
      <text:h text:style-name="Heading_20_2" text:outline-level="2"><text:bookmark text:name="csv-examples1"/>Examples </text:h>
      <text:p text:style-name="Text_20_body">Das einfachste Beispiel zum Lesen einer CSV-Datei: </text:p>
      <text:p text:style-name="Preformatted_20_Text">import csv</text:p>
      <text:p text:style-name="Preformatted_20_Text">with open('some.csv', newline='') as f:</text:p>
      <text:p text:style-name="Preformatted_20_Text"><text:s text:c="4"/>reader = csv.reader(f)</text:p>
      <text:p text:style-name="Preformatted_20_Text"><text:s text:c="4"/>for row in reader:</text:p>
      <text:p text:style-name="P6"><text:s text:c="8"/>print(row)</text:p>
      <text:p text:style-name="Text_20_body">Lesen einer Datei mit einem alternativen Format: </text:p>
      <text:p text:style-name="Preformatted_20_Text">import csv</text:p>
      <text:p text:style-name="Preformatted_20_Text">with open('passwd', newline='') as f:</text:p>
      <text:p text:style-name="Preformatted_20_Text"><text:s text:c="4"/>reader = csv.reader(f, delimiter=':', quoting=csv.QUOTE_NONE)</text:p>
      <text:p text:style-name="Preformatted_20_Text"><text:soft-page-break/><text:s text:c="4"/>for row in reader:</text:p>
      <text:p text:style-name="P6"><text:s text:c="8"/>print(row)</text:p>
      <text:p text:style-name="Text_20_body">Das entsprechende einfachstmögliche Schreibbeispiel lautet: </text:p>
      <text:p text:style-name="Preformatted_20_Text">import csv</text:p>
      <text:p text:style-name="Preformatted_20_Text">with open('some.csv', 'w', newline='') as f:</text:p>
      <text:p text:style-name="Preformatted_20_Text"><text:s text:c="4"/>writer = csv.writer(f)</text:p>
      <text:p text:style-name="P6"><text:s text:c="4"/>writer.writerows(someiterable)</text:p>
      <text:p text:style-name="Text_20_body">Seit <text:a xlink:type="simple" xlink:href="https://docs.python.org/3/library/functions.html#open" text:style-name="Internet_20_link" text:visited-style-name="Visited_20_Internet_20_Link"><text:span text:style-name="Source_20_Text">open()</text:span></text:a>wird verwendet, um eine CSV-Datei zum Lesen zu öffnen, die Datei wird standardmäßig unter Verwendung der Systemvorgabe in Unicode dekodiert Codierung (vgl <text:a xlink:type="simple" xlink:href="https://docs.python.org/3/library/locale.html#locale.getpreferredencoding" text:style-name="Internet_20_link" text:visited-style-name="Visited_20_Internet_20_Link"><text:span text:style-name="Source_20_Text">locale.getpreferredencoding()</text:span></text:a>). Um eine Datei zu entschlüsseln Wenn Sie eine andere Codierung verwenden, verwenden Sie die <text:span text:style-name="Source_20_Text">encoding</text:span>Argument von offen: </text:p>
      <text:p text:style-name="Preformatted_20_Text">import csv</text:p>
      <text:p text:style-name="Preformatted_20_Text">with open('some.csv', newline='', encoding='utf-8') as f:</text:p>
      <text:p text:style-name="Preformatted_20_Text"><text:s text:c="4"/>reader = csv.reader(f)</text:p>
      <text:p text:style-name="Preformatted_20_Text"><text:s text:c="4"/>for row in reader:</text:p>
      <text:p text:style-name="P6"><text:s text:c="8"/>print(row)</text:p>
      <text:p text:style-name="Text_20_body">Dasselbe gilt für das Schreiben in etwas anderem als dem Systemstandard Kodierung: Geben Sie das Kodierungsargument beim Öffnen der Ausgabedatei an. </text:p>
      <text:p text:style-name="Text_20_body">Registrierung eines neuen Dialekts: </text:p>
      <text:p text:style-name="Preformatted_20_Text">import csv</text:p>
      <text:p text:style-name="Preformatted_20_Text">csv.register_dialect('unixpwd', delimiter=':', quoting=csv.QUOTE_NONE)</text:p>
      <text:p text:style-name="Preformatted_20_Text">with open('passwd', newline='') as f:</text:p>
      <text:p text:style-name="P6"><text:s text:c="4"/>reader = csv.reader(f, 'unixpwd')</text:p>
      <text:p text:style-name="Text_20_body">Eine etwas fortgeschrittenere Verwendung des Lesegeräts – Abfangen und Melden von Fehlern: </text:p>
      <text:p text:style-name="Preformatted_20_Text">import csv, sys</text:p>
      <text:p text:style-name="Preformatted_20_Text">filename = 'some.csv'</text:p>
      <text:p text:style-name="Preformatted_20_Text">with open(filename, newline='') as f:</text:p>
      <text:p text:style-name="Preformatted_20_Text"><text:s text:c="4"/>reader = csv.reader(f)</text:p>
      <text:p text:style-name="Preformatted_20_Text"><text:s text:c="4"/>try:</text:p>
      <text:p text:style-name="Preformatted_20_Text"><text:s text:c="8"/>for row in reader:</text:p>
      <text:p text:style-name="Preformatted_20_Text"><text:s text:c="12"/>print(row)</text:p>
      <text:p text:style-name="Preformatted_20_Text"><text:s text:c="4"/>except csv.Error as e:</text:p>
      <text:p text:style-name="P6"><text:s text:c="8"/>sys.exit('file {}, line {}: {}'.format(filename, reader.line_num, e))</text:p>
      <text:p text:style-name="Text_20_body">Und obwohl das Modul das Analysieren von Zeichenfolgen nicht direkt unterstützt, kann dies leicht der Fall sein erledigt: </text:p>
      <text:p text:style-name="Preformatted_20_Text">import csv</text:p>
      <text:p text:style-name="Preformatted_20_Text">for row in csv.reader(['one,two,three']):</text:p>
      <text:p text:style-name="P6"><text:s text:c="4"/>print(row)</text:p>
      <text:p text:style-name="Text_20_body">Fußnoten </text:p>
      <text:p text:style-name="P2"><text:bookmark text:name="id31"/>1 ( <text:a xlink:type="simple" xlink:href="https://docs.python.org/3/library/csv.html#id1" text:style-name="Internet_20_link" text:visited-style-name="Visited_20_Internet_20_Link">1 </text:a>, <text:a xlink:type="simple" xlink:href="https://docs.python.org/3/library/csv.html#id2" text:style-name="Internet_20_link" text:visited-style-name="Visited_20_Internet_20_Link">2 </text:a>) </text:p>
      <text:p text:style-name="P7">Wenn <text:span text:style-name="Source_20_Text">newline=''</text:span>ist nicht angegeben, Zeilenumbrüche eingebettet in Felder in Anführungszeichen wird nicht richtig interpretiert, und auf Plattformen, die verwenden <text:span text:style-name="Source_20_Text">\r\n</text:span>Bettwäsche auf schreiben Sie ein Extra <text:span text:style-name="Source_20_Text">\r</text:span>wird hinzugefügt werden. Es sollte immer sicher <text:soft-page-break/>sein, es anzugeben <text:span text:style-name="Source_20_Text">newline=''</text:span>, da das csv-Modul selbst arbeitet ( <text:a xlink:type="simple" xlink:href="https://docs.python.org/3/glossary.html#term-universal-newlines" text:style-name="Internet_20_link" text:visited-style-name="Visited_20_Internet_20_Link">universelle </text:a>) Zeilenumbruchbehandlung. </text:p>
      <text:p text:style-name="Text_20_body"/>
      <text:h text:style-name="Heading_20_1" text:outline-level="1">CSV File Reading and Writing<text:a xlink:type="simple" xlink:href="https://docs.python.org/3/library/csv.html#module-csv" text:style-name="Internet_20_link" text:visited-style-name="Visited_20_Internet_20_Link">¶</text:a></text:h>
      <text:p text:style-name="Text_20_body"><text:span text:style-name="Strong_20_Emphasis">Source code:</text:span> <text:a xlink:type="simple" xlink:href="https://github.com/python/cpython/tree/3.10/Lib/csv.py" text:style-name="Internet_20_link" text:visited-style-name="Visited_20_Internet_20_Link">Lib/csv.py</text:a></text:p>
      <text:p text:style-name="Horizontal_20_Line"><text:bookmark text:name="index-0"/></text:p>
      <text:p text:style-name="Text_20_body">The so-called CSV (Comma Separated Values) format is the most common import and export format for spreadsheets and databases. CSV format was used for many years prior to attempts to describe the format in a standardized way in <text:bookmark text:name="index-1"/><text:a xlink:type="simple" xlink:href="https://tools.ietf.org/html/rfc4180.html" text:style-name="Internet_20_link" text:visited-style-name="Visited_20_Internet_20_Link"><text:span text:style-name="Strong_20_Emphasis">RFC 4180</text:span></text:a>. The lack of a well-defined standard means that subtle differences often exist in the data produced and consumed by different applications. These differences can make it annoying to process CSV files from multiple sources. Still, while the delimiters and quoting characters vary, the overall format is similar enough that it is possible to write a single module which can efficiently manipulate such data, hiding the details of reading and writing the data from the programmer.</text:p>
      <text:p text:style-name="Text_20_body">The <text:a xlink:type="simple" xlink:href="https://docs.python.org/3/library/csv.html#module-csv" text:style-name="Internet_20_link" text:visited-style-name="Visited_20_Internet_20_Link"><text:span text:style-name="Source_20_Text">csv</text:span></text:a> module implements classes to read and write tabular data in CSV format. It allows programmers to say, “write this data in the format preferred by Excel,” or “read data from this file which was generated by Excel,” without knowing the precise details of the CSV format used by Excel. Programmers can also describe the CSV formats understood by other applications or define their own special-purpose CSV formats.</text:p>
      <text:p text:style-name="Text_20_body">The <text:a xlink:type="simple" xlink:href="https://docs.python.org/3/library/csv.html#module-csv" text:style-name="Internet_20_link" text:visited-style-name="Visited_20_Internet_20_Link"><text:span text:style-name="Source_20_Text">csv</text:span></text:a> module’s <text:a xlink:type="simple" xlink:href="https://docs.python.org/3/library/csv.html#csv.reader" text:style-name="Internet_20_link" text:visited-style-name="Visited_20_Internet_20_Link"><text:span text:style-name="Source_20_Text">reader</text:span></text:a> and <text:a xlink:type="simple" xlink:href="https://docs.python.org/3/library/csv.html#csv.writer" text:style-name="Internet_20_link" text:visited-style-name="Visited_20_Internet_20_Link"><text:span text:style-name="Source_20_Text">writer</text:span></text:a> objects read and write sequences. Programmers can also read and write data in dictionary form using the <text:a xlink:type="simple" xlink:href="https://docs.python.org/3/library/csv.html#csv.DictReader" text:style-name="Internet_20_link" text:visited-style-name="Visited_20_Internet_20_Link"><text:span text:style-name="Source_20_Text">DictReader</text:span></text:a> and <text:a xlink:type="simple" xlink:href="https://docs.python.org/3/library/csv.html#csv.DictWriter" text:style-name="Internet_20_link" text:visited-style-name="Visited_20_Internet_20_Link"><text:span text:style-name="Source_20_Text">DictWriter</text:span></text:a> classes.</text:p>
      <text:p text:style-name="Text_20_body">See also</text:p>
      <text:p text:style-name="P2"><text:bookmark text:name="index-2"/><text:a xlink:type="simple" xlink:href="https://www.python.org/dev/peps/pep-0305" text:style-name="Internet_20_link" text:visited-style-name="Visited_20_Internet_20_Link"><text:span text:style-name="Strong_20_Emphasis">PEP 305</text:span></text:a> - CSV File API</text:p>
      <text:p text:style-name="P7">The Python Enhancement Proposal which proposed this addition to Python.</text:p>
      <text:h text:style-name="Heading_20_2" text:outline-level="2"><text:bookmark text:name="csv-contents"/>Module Contents</text:h>
      <text:p text:style-name="Text_20_body">The <text:a xlink:type="simple" xlink:href="https://docs.python.org/3/library/csv.html#module-csv" text:style-name="Internet_20_link" text:visited-style-name="Visited_20_Internet_20_Link"><text:span text:style-name="Source_20_Text">csv</text:span></text:a> module defines the following functions:</text:p>
      <text:p text:style-name="P2"><text:bookmark text:name="index-3"/><text:bookmark text:name="csv.reader"/><text:span text:style-name="Source_20_Text">csv.reader</text:span>(<text:span text:style-name="Emphasis">csvfile</text:span>, <text:span text:style-name="Emphasis">dialect='excel'</text:span>, <text:span text:style-name="Emphasis">**fmtparams</text:span>) </text:p>
      <text:p text:style-name="P7">Return a reader object which will iterate over lines in the given <text:span text:style-name="Emphasis">csvfile</text:span>. <text:span text:style-name="Emphasis">csvfile</text:span> can be any object which supports the <text:a xlink:type="simple" xlink:href="https://docs.python.org/3/glossary.html#term-iterator" text:style-name="Internet_20_link" text:visited-style-name="Visited_20_Internet_20_Link">iterator</text:a> protocol and returns a string each time its <text:span text:style-name="Source_20_Text">__next__()</text:span> method is called — <text:a xlink:type="simple" xlink:href="https://docs.python.org/3/glossary.html#term-file-object" text:style-name="Internet_20_link" text:visited-style-name="Visited_20_Internet_20_Link">file objects</text:a> and list objects are both suitable. If <text:span text:style-name="Emphasis">csvfile</text:span> is a file object, it should be opened with <text:span text:style-name="Source_20_Text">newline=''</text:span>. <text:bookmark text:name="id1"/><text:a xlink:type="simple" xlink:href="https://docs.python.org/3/library/csv.html#id3" text:style-name="Internet_20_link" text:visited-style-name="Visited_20_Internet_20_Link">1</text:a> An optional <text:span text:style-name="Emphasis">dialect</text:span> parameter can be given which is used to define a set of parameters specific to a particular CSV dialect. It may be an instance of a subclass of the <text:a xlink:type="simple" xlink:href="https://docs.python.org/3/library/csv.html#csv.Dialect" text:style-name="Internet_20_link" text:visited-style-name="Visited_20_Internet_20_Link"><text:span text:style-name="Source_20_Text">Dialect</text:span></text:a> class or one of the strings returned by the <text:a xlink:type="simple" xlink:href="https://docs.python.org/3/library/csv.html#csv.list_dialects" text:style-name="Internet_20_link" text:visited-style-name="Visited_20_Internet_20_Link"><text:span text:style-name="Source_20_Text">list_dialects()</text:span></text:a> function. The other optional <text:span text:style-name="Emphasis">fmtparams</text:span> keyword arguments can be given to override individual formatting parameters in the current dialect. For full details about the dialect and formatting parameters, see section <text:a xlink:type="simple" xlink:href="https://docs.python.org/3/library/csv.html#csv-fmt-params" text:style-name="Internet_20_link" text:visited-style-name="Visited_20_Internet_20_Link">Dialects and Formatting Parameters</text:a>.</text:p>
      <text:p text:style-name="P7"><text:soft-page-break/>Each row read from the csv file is returned as a list of strings. No automatic data type conversion is performed unless the <text:span text:style-name="Source_20_Text">QUOTE_NONNUMERIC</text:span> format option is specified (in which case unquoted fields are transformed into floats).</text:p>
      <text:p text:style-name="P7">A short usage example:</text:p>
      <text:p text:style-name="P8">&gt;&gt;&gt;</text:p>
      <text:p text:style-name="P4">&gt;&gt;&gt; import csv</text:p>
      <text:p text:style-name="P4">&gt;&gt;&gt; with open('eggs.csv', newline='') as csvfile:</text:p>
      <text:p text:style-name="P4">... <text:s text:c="4"/>spamreader = csv.reader(csvfile, delimiter=' ', quotechar='|')</text:p>
      <text:p text:style-name="P4">... <text:s text:c="4"/>for row in spamreader:</text:p>
      <text:p text:style-name="P4">... <text:s text:c="8"/>print(', '.join(row))</text:p>
      <text:p text:style-name="P4">Spam, Spam, Spam, Spam, Spam, Baked Beans</text:p>
      <text:p text:style-name="P5">Spam, Lovely Spam, Wonderful Spam</text:p>
      <text:p text:style-name="P2"><text:bookmark text:name="csv.writer"/><text:span text:style-name="Source_20_Text">csv.writer</text:span>(<text:span text:style-name="Emphasis">csvfile</text:span>, <text:span text:style-name="Emphasis">dialect='excel'</text:span>, <text:span text:style-name="Emphasis">**fmtparams</text:span>) </text:p>
      <text:p text:style-name="P7">Return a writer object responsible for converting the user’s data into delimited strings on the given file-like object. <text:span text:style-name="Emphasis">csvfile</text:span> can be any object with a <text:span text:style-name="Source_20_Text">write()</text:span> method. If <text:span text:style-name="Emphasis">csvfile</text:span> is a file object, it should be opened with <text:span text:style-name="Source_20_Text">newline=''</text:span> <text:bookmark text:name="id2"/><text:a xlink:type="simple" xlink:href="https://docs.python.org/3/library/csv.html#id3" text:style-name="Internet_20_link" text:visited-style-name="Visited_20_Internet_20_Link">1</text:a>. An optional <text:span text:style-name="Emphasis">dialect</text:span> parameter can be given which is used to define a set of parameters specific to a particular CSV dialect. It may be an instance of a subclass of the <text:a xlink:type="simple" xlink:href="https://docs.python.org/3/library/csv.html#csv.Dialect" text:style-name="Internet_20_link" text:visited-style-name="Visited_20_Internet_20_Link"><text:span text:style-name="Source_20_Text">Dialect</text:span></text:a> class or one of the strings returned by the <text:a xlink:type="simple" xlink:href="https://docs.python.org/3/library/csv.html#csv.list_dialects" text:style-name="Internet_20_link" text:visited-style-name="Visited_20_Internet_20_Link"><text:span text:style-name="Source_20_Text">list_dialects()</text:span></text:a> function. The other optional <text:span text:style-name="Emphasis">fmtparams</text:span> keyword arguments can be given to override individual formatting parameters in the current dialect. For full details about dialects and formatting parameters, see the <text:a xlink:type="simple" xlink:href="https://docs.python.org/3/library/csv.html#csv-fmt-params" text:style-name="Internet_20_link" text:visited-style-name="Visited_20_Internet_20_Link">Dialects and Formatting Parameters</text:a> section. To make it as easy as possible to interface with modules which implement the DB API, the value <text:a xlink:type="simple" xlink:href="https://docs.python.org/3/library/constants.html#None" text:style-name="Internet_20_link" text:visited-style-name="Visited_20_Internet_20_Link"><text:span text:style-name="Source_20_Text">None</text:span></text:a> is written as the empty string. While this isn’t a reversible transformation, it makes it easier to dump SQL NULL data values to CSV files without preprocessing the data returned from a <text:span text:style-name="Source_20_Text">cursor.fetch*</text:span> call. All other non-string data are stringified with <text:a xlink:type="simple" xlink:href="https://docs.python.org/3/library/stdtypes.html#str" text:style-name="Internet_20_link" text:visited-style-name="Visited_20_Internet_20_Link"><text:span text:style-name="Source_20_Text">str()</text:span></text:a> before being written.</text:p>
      <text:p text:style-name="P7">A short usage example:</text:p>
      <text:p text:style-name="P4">import csv</text:p>
      <text:p text:style-name="P4">with open('eggs.csv', 'w', newline='') as csvfile:</text:p>
      <text:p text:style-name="P4"><text:s text:c="4"/>spamwriter = csv.writer(csvfile, delimiter=' ',</text:p>
      <text:p text:style-name="P4"><text:s text:c="28"/>quotechar='|', quoting=csv.QUOTE_MINIMAL)</text:p>
      <text:p text:style-name="P4"><text:s text:c="4"/>spamwriter.writerow(['Spam'] * 5 + ['Baked Beans'])</text:p>
      <text:p text:style-name="P5"><text:s text:c="4"/>spamwriter.writerow(['Spam', 'Lovely Spam', 'Wonderful Spam'])</text:p>
      <text:p text:style-name="P2"><text:bookmark text:name="csv.register_dialect"/><text:span text:style-name="Source_20_Text">csv.register_dialect</text:span>(<text:span text:style-name="Emphasis">name</text:span>[, <text:span text:style-name="Emphasis">dialect</text:span>[, <text:span text:style-name="Emphasis">**fmtparams</text:span>]]) </text:p>
      <text:p text:style-name="P7">Associate <text:span text:style-name="Emphasis">dialect</text:span> with <text:span text:style-name="Emphasis">name</text:span>. <text:span text:style-name="Emphasis">name</text:span> must be a string. The dialect can be specified either by passing a sub-class of <text:a xlink:type="simple" xlink:href="https://docs.python.org/3/library/csv.html#csv.Dialect" text:style-name="Internet_20_link" text:visited-style-name="Visited_20_Internet_20_Link"><text:span text:style-name="Source_20_Text">Dialect</text:span></text:a>, or by <text:span text:style-name="Emphasis">fmtparams</text:span> keyword arguments, or both, with keyword arguments overriding parameters of the dialect. For full details about dialects and formatting parameters, see section <text:a xlink:type="simple" xlink:href="https://docs.python.org/3/library/csv.html#csv-fmt-params" text:style-name="Internet_20_link" text:visited-style-name="Visited_20_Internet_20_Link">Dialects and Formatting Parameters</text:a>.</text:p>
      <text:p text:style-name="P2"><text:bookmark text:name="csv.unregister_dialect"/><text:span text:style-name="Source_20_Text">csv.unregister_dialect</text:span>(<text:span text:style-name="Emphasis">name</text:span>) </text:p>
      <text:p text:style-name="P7">Delete the dialect associated with <text:span text:style-name="Emphasis">name</text:span> from the dialect registry. An <text:a xlink:type="simple" xlink:href="https://docs.python.org/3/library/csv.html#csv.Error" text:style-name="Internet_20_link" text:visited-style-name="Visited_20_Internet_20_Link"><text:span text:style-name="Source_20_Text">Error</text:span></text:a> is raised if <text:span text:style-name="Emphasis">name</text:span> is not a registered dialect name.</text:p>
      <text:p text:style-name="P2"><text:bookmark text:name="csv.get_dialect"/><text:soft-page-break/><text:span text:style-name="Source_20_Text">csv.get_dialect</text:span>(<text:span text:style-name="Emphasis">name</text:span>) </text:p>
      <text:p text:style-name="P7">Return the dialect associated with <text:span text:style-name="Emphasis">name</text:span>. An <text:a xlink:type="simple" xlink:href="https://docs.python.org/3/library/csv.html#csv.Error" text:style-name="Internet_20_link" text:visited-style-name="Visited_20_Internet_20_Link"><text:span text:style-name="Source_20_Text">Error</text:span></text:a> is raised if <text:span text:style-name="Emphasis">name</text:span> is not a registered dialect name. This function returns an immutable <text:a xlink:type="simple" xlink:href="https://docs.python.org/3/library/csv.html#csv.Dialect" text:style-name="Internet_20_link" text:visited-style-name="Visited_20_Internet_20_Link"><text:span text:style-name="Source_20_Text">Dialect</text:span></text:a>.</text:p>
      <text:p text:style-name="P2"><text:bookmark text:name="csv.list_dialects"/><text:span text:style-name="Source_20_Text">csv.list_dialects</text:span>() </text:p>
      <text:p text:style-name="P7">Return the names of all registered dialects.</text:p>
      <text:p text:style-name="P2"><text:bookmark text:name="csv.field_size_limit"/><text:span text:style-name="Source_20_Text">csv.field_size_limit</text:span>([<text:span text:style-name="Emphasis">new_limit</text:span>]) </text:p>
      <text:p text:style-name="P7">Returns the current maximum field size allowed by the parser. If <text:span text:style-name="Emphasis">new_limit</text:span> is given, this becomes the new limit.</text:p>
      <text:p text:style-name="Text_20_body">The <text:a xlink:type="simple" xlink:href="https://docs.python.org/3/library/csv.html#module-csv" text:style-name="Internet_20_link" text:visited-style-name="Visited_20_Internet_20_Link"><text:span text:style-name="Source_20_Text">csv</text:span></text:a> module defines the following classes:</text:p>
      <text:p text:style-name="P2"><text:bookmark text:name="csv.DictReader"/><text:span text:style-name="Emphasis">class </text:span><text:span text:style-name="Source_20_Text">csv.DictReader</text:span>(<text:span text:style-name="Emphasis">f</text:span>, <text:span text:style-name="Emphasis">fieldnames=None</text:span>, <text:span text:style-name="Emphasis">restkey=None</text:span>, <text:span text:style-name="Emphasis">restval=None</text:span>, <text:span text:style-name="Emphasis">dialect='excel'</text:span>, <text:span text:style-name="Emphasis">*args</text:span>, <text:span text:style-name="Emphasis">**kwds</text:span>) </text:p>
      <text:p text:style-name="P7">Create an object that operates like a regular reader but maps the information in each row to a <text:a xlink:type="simple" xlink:href="https://docs.python.org/3/library/stdtypes.html#dict" text:style-name="Internet_20_link" text:visited-style-name="Visited_20_Internet_20_Link"><text:span text:style-name="Source_20_Text">dict</text:span></text:a> whose keys are given by the optional <text:span text:style-name="Emphasis">fieldnames</text:span> parameter.</text:p>
      <text:p text:style-name="P7">The <text:span text:style-name="Emphasis">fieldnames</text:span> parameter is a <text:a xlink:type="simple" xlink:href="https://docs.python.org/3/glossary.html#term-sequence" text:style-name="Internet_20_link" text:visited-style-name="Visited_20_Internet_20_Link">sequence</text:a>. If <text:span text:style-name="Emphasis">fieldnames</text:span> is omitted, the values in the first row of file <text:span text:style-name="Emphasis">f</text:span> will be used as the fieldnames. Regardless of how the fieldnames are determined, the dictionary preserves their original ordering.</text:p>
      <text:p text:style-name="P7">If a row has more fields than fieldnames, the remaining data is put in a list and stored with the fieldname specified by <text:span text:style-name="Emphasis">restkey</text:span> (which defaults to <text:span text:style-name="Source_20_Text">None</text:span>). If a non-blank row has fewer fields than fieldnames, the missing values are filled-in with the value of <text:span text:style-name="Emphasis">restval</text:span> (which defaults to <text:span text:style-name="Source_20_Text">None</text:span>).</text:p>
      <text:p text:style-name="P7">All other optional or keyword arguments are passed to the underlying <text:a xlink:type="simple" xlink:href="https://docs.python.org/3/library/csv.html#csv.reader" text:style-name="Internet_20_link" text:visited-style-name="Visited_20_Internet_20_Link"><text:span text:style-name="Source_20_Text">reader</text:span></text:a> instance.</text:p>
      <text:p text:style-name="P7">Changed in version 3.6: Returned rows are now of type <text:span text:style-name="Source_20_Text">OrderedDict</text:span>.</text:p>
      <text:p text:style-name="P7">Changed in version 3.8: Returned rows are now of type <text:a xlink:type="simple" xlink:href="https://docs.python.org/3/library/stdtypes.html#dict" text:style-name="Internet_20_link" text:visited-style-name="Visited_20_Internet_20_Link"><text:span text:style-name="Source_20_Text">dict</text:span></text:a>.</text:p>
      <text:p text:style-name="P7">A short usage example:</text:p>
      <text:p text:style-name="P8">&gt;&gt;&gt;</text:p>
      <text:p text:style-name="P4">&gt;&gt;&gt; import csv</text:p>
      <text:p text:style-name="P4">&gt;&gt;&gt; with open('names.csv', newline='') as csvfile:</text:p>
      <text:p text:style-name="P4">... <text:s text:c="4"/>reader = csv.DictReader(csvfile)</text:p>
      <text:p text:style-name="P4">... <text:s text:c="4"/>for row in reader:</text:p>
      <text:p text:style-name="P4">... <text:s text:c="8"/>print(row['first_name'], row['last_name'])</text:p>
      <text:p text:style-name="P4">...</text:p>
      <text:p text:style-name="P4">Eric Idle</text:p>
      <text:p text:style-name="P4">John Cleese</text:p>
      <text:p text:style-name="P4"/>
      <text:p text:style-name="P4">&gt;&gt;&gt; print(row)</text:p>
      <text:p text:style-name="P5">{'first_name': 'John', 'last_name': 'Cleese'}</text:p>
      <text:p text:style-name="P2"><text:bookmark text:name="csv.DictWriter"/><text:soft-page-break/><text:span text:style-name="Emphasis">class </text:span><text:span text:style-name="Source_20_Text">csv.DictWriter</text:span>(<text:span text:style-name="Emphasis">f</text:span>, <text:span text:style-name="Emphasis">fieldnames</text:span>, <text:span text:style-name="Emphasis">restval=''</text:span>, <text:span text:style-name="Emphasis">extrasaction='raise'</text:span>, <text:span text:style-name="Emphasis">dialect='excel'</text:span>, <text:span text:style-name="Emphasis">*args</text:span>, <text:span text:style-name="Emphasis">**kwds</text:span>) </text:p>
      <text:p text:style-name="P7">Create an object which operates like a regular writer but maps dictionaries onto output rows. The <text:span text:style-name="Emphasis">fieldnames</text:span> parameter is a <text:a xlink:type="simple" xlink:href="https://docs.python.org/3/library/collections.abc.html#module-collections.abc" text:style-name="Internet_20_link" text:visited-style-name="Visited_20_Internet_20_Link"><text:span text:style-name="Source_20_Text">sequence</text:span></text:a> of keys that identify the order in which values in the dictionary passed to the <text:span text:style-name="Source_20_Text">writerow()</text:span> method are written to file <text:span text:style-name="Emphasis">f</text:span>. The optional <text:span text:style-name="Emphasis">restval</text:span> parameter specifies the value to be written if the dictionary is missing a key in <text:span text:style-name="Emphasis">fieldnames</text:span>. If the dictionary passed to the <text:span text:style-name="Source_20_Text">writerow()</text:span> method contains a key not found in <text:span text:style-name="Emphasis">fieldnames</text:span>, the optional <text:span text:style-name="Emphasis">extrasaction</text:span> parameter indicates what action to take. If it is set to <text:span text:style-name="Source_20_Text">'raise'</text:span>, the default value, a <text:a xlink:type="simple" xlink:href="https://docs.python.org/3/library/exceptions.html#ValueError" text:style-name="Internet_20_link" text:visited-style-name="Visited_20_Internet_20_Link"><text:span text:style-name="Source_20_Text">ValueError</text:span></text:a> is raised. If it is set to <text:span text:style-name="Source_20_Text">'ignore'</text:span>, extra values in the dictionary are ignored. Any other optional or keyword arguments are passed to the underlying <text:a xlink:type="simple" xlink:href="https://docs.python.org/3/library/csv.html#csv.writer" text:style-name="Internet_20_link" text:visited-style-name="Visited_20_Internet_20_Link"><text:span text:style-name="Source_20_Text">writer</text:span></text:a> instance.</text:p>
      <text:p text:style-name="P7">Note that unlike the <text:a xlink:type="simple" xlink:href="https://docs.python.org/3/library/csv.html#csv.DictReader" text:style-name="Internet_20_link" text:visited-style-name="Visited_20_Internet_20_Link"><text:span text:style-name="Source_20_Text">DictReader</text:span></text:a> class, the <text:span text:style-name="Emphasis">fieldnames</text:span> parameter of the <text:a xlink:type="simple" xlink:href="https://docs.python.org/3/library/csv.html#csv.DictWriter" text:style-name="Internet_20_link" text:visited-style-name="Visited_20_Internet_20_Link"><text:span text:style-name="Source_20_Text">DictWriter</text:span></text:a> class is not optional.</text:p>
      <text:p text:style-name="P7">A short usage example:</text:p>
      <text:p text:style-name="P4">import csv</text:p>
      <text:p text:style-name="P4"/>
      <text:p text:style-name="P4">with open('names.csv', 'w', newline='') as csvfile:</text:p>
      <text:p text:style-name="P4"><text:s text:c="4"/>fieldnames = ['first_name', 'last_name']</text:p>
      <text:p text:style-name="P4"><text:s text:c="4"/>writer = csv.DictWriter(csvfile, fieldnames=fieldnames)</text:p>
      <text:p text:style-name="P4"/>
      <text:p text:style-name="P4"><text:s text:c="4"/>writer.writeheader()</text:p>
      <text:p text:style-name="P4"><text:s text:c="4"/>writer.writerow({'first_name': 'Baked', 'last_name': 'Beans'})</text:p>
      <text:p text:style-name="P4"><text:s text:c="4"/>writer.writerow({'first_name': 'Lovely', 'last_name': 'Spam'})</text:p>
      <text:p text:style-name="P5"><text:s text:c="4"/>writer.writerow({'first_name': 'Wonderful', 'last_name': 'Spam'})</text:p>
      <text:p text:style-name="P2"><text:bookmark text:name="csv.Dialect"/><text:span text:style-name="Emphasis">class </text:span><text:span text:style-name="Source_20_Text">csv.Dialect</text:span> </text:p>
      <text:p text:style-name="P7">The <text:a xlink:type="simple" xlink:href="https://docs.python.org/3/library/csv.html#csv.Dialect" text:style-name="Internet_20_link" text:visited-style-name="Visited_20_Internet_20_Link"><text:span text:style-name="Source_20_Text">Dialect</text:span></text:a> class is a container class whose attributes contain information for how to handle doublequotes, whitespace, delimiters, etc. Due to the lack of a strict CSV specification, different applications produce subtly different CSV data. <text:a xlink:type="simple" xlink:href="https://docs.python.org/3/library/csv.html#csv.Dialect" text:style-name="Internet_20_link" text:visited-style-name="Visited_20_Internet_20_Link"><text:span text:style-name="Source_20_Text">Dialect</text:span></text:a> instances define how <text:a xlink:type="simple" xlink:href="https://docs.python.org/3/library/csv.html#csv.reader" text:style-name="Internet_20_link" text:visited-style-name="Visited_20_Internet_20_Link"><text:span text:style-name="Source_20_Text">reader</text:span></text:a> and <text:a xlink:type="simple" xlink:href="https://docs.python.org/3/library/csv.html#csv.writer" text:style-name="Internet_20_link" text:visited-style-name="Visited_20_Internet_20_Link"><text:span text:style-name="Source_20_Text">writer</text:span></text:a> instances behave.</text:p>
      <text:p text:style-name="P7">All available <text:a xlink:type="simple" xlink:href="https://docs.python.org/3/library/csv.html#csv.Dialect" text:style-name="Internet_20_link" text:visited-style-name="Visited_20_Internet_20_Link"><text:span text:style-name="Source_20_Text">Dialect</text:span></text:a> names are returned by <text:a xlink:type="simple" xlink:href="https://docs.python.org/3/library/csv.html#csv.list_dialects" text:style-name="Internet_20_link" text:visited-style-name="Visited_20_Internet_20_Link"><text:span text:style-name="Source_20_Text">list_dialects()</text:span></text:a>, and they can be registered with specific <text:a xlink:type="simple" xlink:href="https://docs.python.org/3/library/csv.html#csv.reader" text:style-name="Internet_20_link" text:visited-style-name="Visited_20_Internet_20_Link"><text:span text:style-name="Source_20_Text">reader</text:span></text:a> and <text:a xlink:type="simple" xlink:href="https://docs.python.org/3/library/csv.html#csv.writer" text:style-name="Internet_20_link" text:visited-style-name="Visited_20_Internet_20_Link"><text:span text:style-name="Source_20_Text">writer</text:span></text:a> classes through their initializer (<text:span text:style-name="Source_20_Text">__init__</text:span>) functions like this:</text:p>
      <text:p text:style-name="P4">import csv</text:p>
      <text:p text:style-name="P4"/>
      <text:p text:style-name="P4">with open('students.csv', 'w', newline='') as csvfile:</text:p>
      <text:p text:style-name="P4"><text:s text:c="4"/>writer = csv.writer(csvfile, dialect='unix')</text:p>
      <text:p text:style-name="P5"><text:s text:c="33"/>^^^^^^^^^^^^^^</text:p>
      <text:p text:style-name="P2"><text:bookmark text:name="csv.excel"/><text:span text:style-name="Emphasis">class </text:span><text:span text:style-name="Source_20_Text">csv.excel</text:span> </text:p>
      <text:p text:style-name="P7">The <text:a xlink:type="simple" xlink:href="https://docs.python.org/3/library/csv.html#csv.excel" text:style-name="Internet_20_link" text:visited-style-name="Visited_20_Internet_20_Link"><text:span text:style-name="Source_20_Text">excel</text:span></text:a> class defines the usual properties of an Excel-generated CSV file. It is registered with the dialect name <text:span text:style-name="Source_20_Text">'excel'</text:span>.</text:p>
      <text:p text:style-name="P2"><text:bookmark text:name="csv.excel_tab"/><text:span text:style-name="Emphasis">class </text:span><text:span text:style-name="Source_20_Text">csv.excel_tab</text:span> </text:p>
      <text:p text:style-name="P7"><text:soft-page-break/>The <text:a xlink:type="simple" xlink:href="https://docs.python.org/3/library/csv.html#csv.excel_tab" text:style-name="Internet_20_link" text:visited-style-name="Visited_20_Internet_20_Link"><text:span text:style-name="Source_20_Text">excel_tab</text:span></text:a> class defines the usual properties of an Excel-generated TAB-delimited file. It is registered with the dialect name <text:span text:style-name="Source_20_Text">'excel-tab'</text:span>.</text:p>
      <text:p text:style-name="P2"><text:bookmark text:name="csv.unix_dialect"/><text:span text:style-name="Emphasis">class </text:span><text:span text:style-name="Source_20_Text">csv.unix_dialect</text:span> </text:p>
      <text:p text:style-name="P7">The <text:a xlink:type="simple" xlink:href="https://docs.python.org/3/library/csv.html#csv.unix_dialect" text:style-name="Internet_20_link" text:visited-style-name="Visited_20_Internet_20_Link"><text:span text:style-name="Source_20_Text">unix_dialect</text:span></text:a> class defines the usual properties of a CSV file generated on UNIX systems, i.e. using <text:span text:style-name="Source_20_Text">'\n'</text:span> as line terminator and quoting all fields. It is registered with the dialect name <text:span text:style-name="Source_20_Text">'unix'</text:span>.</text:p>
      <text:p text:style-name="P7">New in version 3.2.</text:p>
      <text:p text:style-name="P2"><text:bookmark text:name="csv.Sniffer"/><text:span text:style-name="Emphasis">class </text:span><text:span text:style-name="Source_20_Text">csv.Sniffer</text:span> </text:p>
      <text:p text:style-name="P7">The <text:a xlink:type="simple" xlink:href="https://docs.python.org/3/library/csv.html#csv.Sniffer" text:style-name="Internet_20_link" text:visited-style-name="Visited_20_Internet_20_Link"><text:span text:style-name="Source_20_Text">Sniffer</text:span></text:a> class is used to deduce the format of a CSV file.</text:p>
      <text:p text:style-name="P7">The <text:a xlink:type="simple" xlink:href="https://docs.python.org/3/library/csv.html#csv.Sniffer" text:style-name="Internet_20_link" text:visited-style-name="Visited_20_Internet_20_Link"><text:span text:style-name="Source_20_Text">Sniffer</text:span></text:a> class provides two methods:</text:p>
      <text:p text:style-name="P3"><text:bookmark text:name="csv.Sniffer.sniff"/><text:span text:style-name="Source_20_Text">sniff</text:span>(<text:span text:style-name="Emphasis">sample</text:span>, <text:span text:style-name="Emphasis">delimiters=None</text:span>) </text:p>
      <text:p text:style-name="P9">Analyze the given <text:span text:style-name="Emphasis">sample</text:span> and return a <text:a xlink:type="simple" xlink:href="https://docs.python.org/3/library/csv.html#csv.Dialect" text:style-name="Internet_20_link" text:visited-style-name="Visited_20_Internet_20_Link"><text:span text:style-name="Source_20_Text">Dialect</text:span></text:a> subclass reflecting the parameters found. If the optional <text:span text:style-name="Emphasis">delimiters</text:span> parameter is given, it is interpreted as a string containing possible valid delimiter characters.</text:p>
      <text:p text:style-name="P3"><text:bookmark text:name="csv.Sniffer.has_header"/><text:span text:style-name="Source_20_Text">has_header</text:span>(<text:span text:style-name="Emphasis">sample</text:span>) </text:p>
      <text:p text:style-name="P9">Analyze the sample text (presumed to be in CSV format) and return <text:a xlink:type="simple" xlink:href="https://docs.python.org/3/library/constants.html#True" text:style-name="Internet_20_link" text:visited-style-name="Visited_20_Internet_20_Link"><text:span text:style-name="Source_20_Text">True</text:span></text:a> if the first row appears to be a series of column headers. Inspecting each column, one of two key criteria will be considered to estimate if the sample contains a header:</text:p>
      <text:list xml:id="list1571611109" text:style-name="L1">
        <text:list-item>
          <text:p text:style-name="P10">the second through n-th rows contain numeric values</text:p>
        </text:list-item>
        <text:list-item>
          <text:p text:style-name="P10">the second through n-th rows contain strings where at least one value’s length differs from that of the putative header of that column.</text:p>
        </text:list-item>
      </text:list>
      <text:p text:style-name="P9">Twenty rows after the first row are sampled; if more than half of columns + rows meet the criteria, <text:a xlink:type="simple" xlink:href="https://docs.python.org/3/library/constants.html#True" text:style-name="Internet_20_link" text:visited-style-name="Visited_20_Internet_20_Link"><text:span text:style-name="Source_20_Text">True</text:span></text:a> is returned.</text:p>
      <text:p text:style-name="P1">Note</text:p>
      <text:p text:style-name="P7">This method is a rough heuristic and may produce both false positives and negatives.</text:p>
      <text:p text:style-name="Text_20_body">An example for <text:a xlink:type="simple" xlink:href="https://docs.python.org/3/library/csv.html#csv.Sniffer" text:style-name="Internet_20_link" text:visited-style-name="Visited_20_Internet_20_Link"><text:span text:style-name="Source_20_Text">Sniffer</text:span></text:a> use:</text:p>
      <text:p text:style-name="Preformatted_20_Text">with open('example.csv', newline='') as csvfile:</text:p>
      <text:p text:style-name="Preformatted_20_Text"><text:s text:c="4"/>dialect = csv.Sniffer().sniff(csvfile.read(1024))</text:p>
      <text:p text:style-name="Preformatted_20_Text"><text:s text:c="4"/>csvfile.seek(0)</text:p>
      <text:p text:style-name="Preformatted_20_Text"><text:s text:c="4"/>reader = csv.reader(csvfile, dialect)</text:p>
      <text:p text:style-name="P6"><text:s text:c="4"/># ... process CSV file contents here ...</text:p>
      <text:p text:style-name="Text_20_body">The <text:a xlink:type="simple" xlink:href="https://docs.python.org/3/library/csv.html#module-csv" text:style-name="Internet_20_link" text:visited-style-name="Visited_20_Internet_20_Link"><text:span text:style-name="Source_20_Text">csv</text:span></text:a> module defines the following constants:</text:p>
      <text:p text:style-name="P2"><text:bookmark text:name="csv.QUOTE_ALL"/><text:span text:style-name="Source_20_Text">csv.QUOTE_ALL</text:span> </text:p>
      <text:p text:style-name="P7"><text:soft-page-break/>Instructs <text:a xlink:type="simple" xlink:href="https://docs.python.org/3/library/csv.html#csv.writer" text:style-name="Internet_20_link" text:visited-style-name="Visited_20_Internet_20_Link"><text:span text:style-name="Source_20_Text">writer</text:span></text:a> objects to quote all fields.</text:p>
      <text:p text:style-name="P2"><text:bookmark text:name="csv.QUOTE_MINIMAL"/><text:span text:style-name="Source_20_Text">csv.QUOTE_MINIMAL</text:span> </text:p>
      <text:p text:style-name="P7">Instructs <text:a xlink:type="simple" xlink:href="https://docs.python.org/3/library/csv.html#csv.writer" text:style-name="Internet_20_link" text:visited-style-name="Visited_20_Internet_20_Link"><text:span text:style-name="Source_20_Text">writer</text:span></text:a> objects to only quote those fields which contain special characters such as <text:span text:style-name="Emphasis">delimiter</text:span>, <text:span text:style-name="Emphasis">quotechar</text:span> or any of the characters in <text:span text:style-name="Emphasis">lineterminator</text:span>.</text:p>
      <text:p text:style-name="P2"><text:bookmark text:name="csv.QUOTE_NONNUMERIC"/><text:span text:style-name="Source_20_Text">csv.QUOTE_NONNUMERIC</text:span> </text:p>
      <text:p text:style-name="P7">Instructs <text:a xlink:type="simple" xlink:href="https://docs.python.org/3/library/csv.html#csv.writer" text:style-name="Internet_20_link" text:visited-style-name="Visited_20_Internet_20_Link"><text:span text:style-name="Source_20_Text">writer</text:span></text:a> objects to quote all non-numeric fields.</text:p>
      <text:p text:style-name="P7">Instructs the reader to convert all non-quoted fields to type <text:span text:style-name="Emphasis">float</text:span>.</text:p>
      <text:p text:style-name="P2"><text:bookmark text:name="csv.QUOTE_NONE"/><text:span text:style-name="Source_20_Text">csv.QUOTE_NONE</text:span> </text:p>
      <text:p text:style-name="P7">Instructs <text:a xlink:type="simple" xlink:href="https://docs.python.org/3/library/csv.html#csv.writer" text:style-name="Internet_20_link" text:visited-style-name="Visited_20_Internet_20_Link"><text:span text:style-name="Source_20_Text">writer</text:span></text:a> objects to never quote fields. When the current <text:span text:style-name="Emphasis">delimiter</text:span> occurs in output data it is preceded by the current <text:span text:style-name="Emphasis">escapechar</text:span> character. If <text:span text:style-name="Emphasis">escapechar</text:span> is not set, the writer will raise <text:a xlink:type="simple" xlink:href="https://docs.python.org/3/library/csv.html#csv.Error" text:style-name="Internet_20_link" text:visited-style-name="Visited_20_Internet_20_Link"><text:span text:style-name="Source_20_Text">Error</text:span></text:a> if any characters that require escaping are encountered.</text:p>
      <text:p text:style-name="P7">Instructs <text:a xlink:type="simple" xlink:href="https://docs.python.org/3/library/csv.html#csv.reader" text:style-name="Internet_20_link" text:visited-style-name="Visited_20_Internet_20_Link"><text:span text:style-name="Source_20_Text">reader</text:span></text:a> to perform no special processing of quote characters.</text:p>
      <text:p text:style-name="Text_20_body">The <text:a xlink:type="simple" xlink:href="https://docs.python.org/3/library/csv.html#module-csv" text:style-name="Internet_20_link" text:visited-style-name="Visited_20_Internet_20_Link"><text:span text:style-name="Source_20_Text">csv</text:span></text:a> module defines the following exception:</text:p>
      <text:p text:style-name="P2"><text:bookmark text:name="csv.Error"/><text:span text:style-name="Emphasis">exception </text:span><text:span text:style-name="Source_20_Text">csv.Error</text:span> </text:p>
      <text:p text:style-name="P7">Raised by any of the functions when an error is detected.</text:p>
      <text:h text:style-name="Heading_20_2" text:outline-level="2"><text:bookmark text:name="csv-fmt-params"/>Dialects and Formatting Parameters</text:h>
      <text:p text:style-name="Text_20_body">To make it easier to specify the format of input and output records, specific formatting parameters are grouped together into dialects. A dialect is a subclass of the <text:a xlink:type="simple" xlink:href="https://docs.python.org/3/library/csv.html#csv.Dialect" text:style-name="Internet_20_link" text:visited-style-name="Visited_20_Internet_20_Link"><text:span text:style-name="Source_20_Text">Dialect</text:span></text:a> class having a set of specific methods and a single <text:span text:style-name="Source_20_Text">validate()</text:span> method. When creating <text:a xlink:type="simple" xlink:href="https://docs.python.org/3/library/csv.html#csv.reader" text:style-name="Internet_20_link" text:visited-style-name="Visited_20_Internet_20_Link"><text:span text:style-name="Source_20_Text">reader</text:span></text:a> or <text:a xlink:type="simple" xlink:href="https://docs.python.org/3/library/csv.html#csv.writer" text:style-name="Internet_20_link" text:visited-style-name="Visited_20_Internet_20_Link"><text:span text:style-name="Source_20_Text">writer</text:span></text:a> objects, the programmer can specify a string or a subclass of the <text:a xlink:type="simple" xlink:href="https://docs.python.org/3/library/csv.html#csv.Dialect" text:style-name="Internet_20_link" text:visited-style-name="Visited_20_Internet_20_Link"><text:span text:style-name="Source_20_Text">Dialect</text:span></text:a> class as the dialect parameter. In addition to, or instead of, the <text:span text:style-name="Emphasis">dialect</text:span> parameter, the programmer can also specify individual formatting parameters, which have the same names as the attributes defined below for the <text:a xlink:type="simple" xlink:href="https://docs.python.org/3/library/csv.html#csv.Dialect" text:style-name="Internet_20_link" text:visited-style-name="Visited_20_Internet_20_Link"><text:span text:style-name="Source_20_Text">Dialect</text:span></text:a> class.</text:p>
      <text:p text:style-name="Text_20_body">Dialects support the following attributes:</text:p>
      <text:p text:style-name="P2"><text:bookmark text:name="csv.Dialect.delimiter"/><text:span text:style-name="Source_20_Text">Dialect.delimiter</text:span> </text:p>
      <text:p text:style-name="P7">A one-character string used to separate fields. It defaults to <text:span text:style-name="Source_20_Text">','</text:span>.</text:p>
      <text:p text:style-name="P2"><text:bookmark text:name="csv.Dialect.doublequote"/><text:span text:style-name="Source_20_Text">Dialect.doublequote</text:span> </text:p>
      <text:p text:style-name="P7">Controls how instances of <text:span text:style-name="Emphasis">quotechar</text:span> appearing inside a field should themselves be quoted. When <text:a xlink:type="simple" xlink:href="https://docs.python.org/3/library/constants.html#True" text:style-name="Internet_20_link" text:visited-style-name="Visited_20_Internet_20_Link"><text:span text:style-name="Source_20_Text">True</text:span></text:a>, the character is doubled. When <text:a xlink:type="simple" xlink:href="https://docs.python.org/3/library/constants.html#False" text:style-name="Internet_20_link" text:visited-style-name="Visited_20_Internet_20_Link"><text:span text:style-name="Source_20_Text">False</text:span></text:a>, the <text:span text:style-name="Emphasis">escapechar</text:span> is used as a prefix to the <text:span text:style-name="Emphasis">quotechar</text:span>. It defaults to <text:a xlink:type="simple" xlink:href="https://docs.python.org/3/library/constants.html#True" text:style-name="Internet_20_link" text:visited-style-name="Visited_20_Internet_20_Link"><text:span text:style-name="Source_20_Text">True</text:span></text:a>.</text:p>
      <text:p text:style-name="P7"><text:soft-page-break/>On output, if <text:span text:style-name="Emphasis">doublequote</text:span> is <text:a xlink:type="simple" xlink:href="https://docs.python.org/3/library/constants.html#False" text:style-name="Internet_20_link" text:visited-style-name="Visited_20_Internet_20_Link"><text:span text:style-name="Source_20_Text">False</text:span></text:a> and no <text:span text:style-name="Emphasis">escapechar</text:span> is set, <text:a xlink:type="simple" xlink:href="https://docs.python.org/3/library/csv.html#csv.Error" text:style-name="Internet_20_link" text:visited-style-name="Visited_20_Internet_20_Link"><text:span text:style-name="Source_20_Text">Error</text:span></text:a> is raised if a <text:span text:style-name="Emphasis">quotechar</text:span> is found in a field.</text:p>
      <text:p text:style-name="P2"><text:bookmark text:name="csv.Dialect.escapechar"/><text:span text:style-name="Source_20_Text">Dialect.escapechar</text:span> </text:p>
      <text:p text:style-name="P7">A one-character string used by the writer to escape the <text:span text:style-name="Emphasis">delimiter</text:span> if <text:span text:style-name="Emphasis">quoting</text:span> is set to <text:a xlink:type="simple" xlink:href="https://docs.python.org/3/library/csv.html#csv.QUOTE_NONE" text:style-name="Internet_20_link" text:visited-style-name="Visited_20_Internet_20_Link"><text:span text:style-name="Source_20_Text">QUOTE_NONE</text:span></text:a> and the <text:span text:style-name="Emphasis">quotechar</text:span> if <text:span text:style-name="Emphasis">doublequote</text:span> is <text:a xlink:type="simple" xlink:href="https://docs.python.org/3/library/constants.html#False" text:style-name="Internet_20_link" text:visited-style-name="Visited_20_Internet_20_Link"><text:span text:style-name="Source_20_Text">False</text:span></text:a>. On reading, the <text:span text:style-name="Emphasis">escapechar</text:span> removes any special meaning from the following character. It defaults to <text:a xlink:type="simple" xlink:href="https://docs.python.org/3/library/constants.html#None" text:style-name="Internet_20_link" text:visited-style-name="Visited_20_Internet_20_Link"><text:span text:style-name="Source_20_Text">None</text:span></text:a>, which disables escaping.</text:p>
      <text:p text:style-name="P2"><text:bookmark text:name="csv.Dialect.lineterminator"/><text:span text:style-name="Source_20_Text">Dialect.lineterminator</text:span> </text:p>
      <text:p text:style-name="P7">The string used to terminate lines produced by the <text:a xlink:type="simple" xlink:href="https://docs.python.org/3/library/csv.html#csv.writer" text:style-name="Internet_20_link" text:visited-style-name="Visited_20_Internet_20_Link"><text:span text:style-name="Source_20_Text">writer</text:span></text:a>. It defaults to <text:span text:style-name="Source_20_Text">'\r\n'</text:span>.</text:p>
      <text:p text:style-name="P1">Note</text:p>
      <text:p text:style-name="P7">The <text:a xlink:type="simple" xlink:href="https://docs.python.org/3/library/csv.html#csv.reader" text:style-name="Internet_20_link" text:visited-style-name="Visited_20_Internet_20_Link"><text:span text:style-name="Source_20_Text">reader</text:span></text:a> is hard-coded to recognise either <text:span text:style-name="Source_20_Text">'\r'</text:span> or <text:span text:style-name="Source_20_Text">'\n'</text:span> as end-of-line, and ignores <text:span text:style-name="Emphasis">lineterminator</text:span>. This behavior may change in the future.</text:p>
      <text:p text:style-name="P2"><text:bookmark text:name="csv.Dialect.quotechar"/><text:span text:style-name="Source_20_Text">Dialect.quotechar</text:span> </text:p>
      <text:p text:style-name="P7">A one-character string used to quote fields containing special characters, such as the <text:span text:style-name="Emphasis">delimiter</text:span> or <text:span text:style-name="Emphasis">quotechar</text:span>, or which contain new-line characters. It defaults to <text:span text:style-name="Source_20_Text">'"'</text:span>.</text:p>
      <text:p text:style-name="P2"><text:bookmark text:name="csv.Dialect.quoting"/><text:span text:style-name="Source_20_Text">Dialect.quoting</text:span> </text:p>
      <text:p text:style-name="P7">Controls when quotes should be generated by the writer and recognised by the reader. It can take on any of the <text:span text:style-name="Source_20_Text">QUOTE_*</text:span> constants (see section <text:a xlink:type="simple" xlink:href="https://docs.python.org/3/library/csv.html#csv-contents" text:style-name="Internet_20_link" text:visited-style-name="Visited_20_Internet_20_Link">Module Contents</text:a>) and defaults to <text:a xlink:type="simple" xlink:href="https://docs.python.org/3/library/csv.html#csv.QUOTE_MINIMAL" text:style-name="Internet_20_link" text:visited-style-name="Visited_20_Internet_20_Link"><text:span text:style-name="Source_20_Text">QUOTE_MINIMAL</text:span></text:a>.</text:p>
      <text:p text:style-name="P2"><text:bookmark text:name="csv.Dialect.skipinitialspace"/><text:span text:style-name="Source_20_Text">Dialect.skipinitialspace</text:span> </text:p>
      <text:p text:style-name="P7">When <text:a xlink:type="simple" xlink:href="https://docs.python.org/3/library/constants.html#True" text:style-name="Internet_20_link" text:visited-style-name="Visited_20_Internet_20_Link"><text:span text:style-name="Source_20_Text">True</text:span></text:a>, whitespace immediately following the <text:span text:style-name="Emphasis">delimiter</text:span> is ignored. The default is <text:a xlink:type="simple" xlink:href="https://docs.python.org/3/library/constants.html#False" text:style-name="Internet_20_link" text:visited-style-name="Visited_20_Internet_20_Link"><text:span text:style-name="Source_20_Text">False</text:span></text:a>.</text:p>
      <text:p text:style-name="P2"><text:bookmark text:name="csv.Dialect.strict"/><text:span text:style-name="Source_20_Text">Dialect.strict</text:span> </text:p>
      <text:p text:style-name="P7">When <text:span text:style-name="Source_20_Text">True</text:span>, raise exception <text:a xlink:type="simple" xlink:href="https://docs.python.org/3/library/csv.html#csv.Error" text:style-name="Internet_20_link" text:visited-style-name="Visited_20_Internet_20_Link"><text:span text:style-name="Source_20_Text">Error</text:span></text:a> on bad CSV input. The default is <text:span text:style-name="Source_20_Text">False</text:span>.</text:p>
      <text:h text:style-name="Heading_20_2" text:outline-level="2">Reader Objects</text:h>
      <text:p text:style-name="Text_20_body">Reader objects (<text:a xlink:type="simple" xlink:href="https://docs.python.org/3/library/csv.html#csv.DictReader" text:style-name="Internet_20_link" text:visited-style-name="Visited_20_Internet_20_Link"><text:span text:style-name="Source_20_Text">DictReader</text:span></text:a> instances and objects returned by the <text:a xlink:type="simple" xlink:href="https://docs.python.org/3/library/csv.html#csv.reader" text:style-name="Internet_20_link" text:visited-style-name="Visited_20_Internet_20_Link"><text:span text:style-name="Source_20_Text">reader()</text:span></text:a> function) have the following public methods:</text:p>
      <text:p text:style-name="P2"><text:bookmark text:name="csv.csvreader.__next__"/><text:span text:style-name="Source_20_Text">csvreader.__next__</text:span>() </text:p>
      <text:p text:style-name="P7">Return the next row of the reader’s iterable object as a list (if the object was returned from <text:a xlink:type="simple" xlink:href="https://docs.python.org/3/library/csv.html#csv.reader" text:style-name="Internet_20_link" text:visited-style-name="Visited_20_Internet_20_Link"><text:span text:style-name="Source_20_Text">reader()</text:span></text:a>) or a dict (if it is a <text:a xlink:type="simple" xlink:href="https://docs.python.org/3/library/csv.html#csv.DictReader" text:style-name="Internet_20_link" text:visited-style-name="Visited_20_Internet_20_Link"><text:span text:style-name="Source_20_Text">DictReader</text:span></text:a> instance), parsed according to the current <text:a xlink:type="simple" xlink:href="https://docs.python.org/3/library/csv.html#csv.Dialect" text:style-name="Internet_20_link" text:visited-style-name="Visited_20_Internet_20_Link"><text:span text:style-name="Source_20_Text">Dialect</text:span></text:a>. Usually you should call this as <text:span text:style-name="Source_20_Text">next(reader)</text:span>.</text:p>
      <text:p text:style-name="Text_20_body"><text:soft-page-break/>Reader objects have the following public attributes:</text:p>
      <text:p text:style-name="P2"><text:bookmark text:name="csv.csvreader.dialect"/><text:span text:style-name="Source_20_Text">csvreader.dialect</text:span> </text:p>
      <text:p text:style-name="P7">A read-only description of the dialect in use by the parser.</text:p>
      <text:p text:style-name="P2"><text:bookmark text:name="csv.csvreader.line_num"/><text:span text:style-name="Source_20_Text">csvreader.line_num</text:span> </text:p>
      <text:p text:style-name="P7">The number of lines read from the source iterator. This is not the same as the number of records returned, as records can span multiple lines.</text:p>
      <text:p text:style-name="Text_20_body">DictReader objects have the following public attribute:</text:p>
      <text:p text:style-name="P2"><text:bookmark text:name="csv.csvreader.fieldnames"/><text:span text:style-name="Source_20_Text">csvreader.fieldnames</text:span> </text:p>
      <text:p text:style-name="P7">If not passed as a parameter when creating the object, this attribute is initialized upon first access or when the first record is read from the file.</text:p>
      <text:h text:style-name="Heading_20_2" text:outline-level="2">Writer Objects</text:h>
      <text:p text:style-name="Text_20_body"><text:span text:style-name="Source_20_Text">Writer</text:span> objects (<text:a xlink:type="simple" xlink:href="https://docs.python.org/3/library/csv.html#csv.DictWriter" text:style-name="Internet_20_link" text:visited-style-name="Visited_20_Internet_20_Link"><text:span text:style-name="Source_20_Text">DictWriter</text:span></text:a> instances and objects returned by the <text:a xlink:type="simple" xlink:href="https://docs.python.org/3/library/csv.html#csv.writer" text:style-name="Internet_20_link" text:visited-style-name="Visited_20_Internet_20_Link"><text:span text:style-name="Source_20_Text">writer()</text:span></text:a> function) have the following public methods. A <text:span text:style-name="Emphasis">row</text:span> must be an iterable of strings or numbers for <text:span text:style-name="Source_20_Text">Writer</text:span> objects and a dictionary mapping fieldnames to strings or numbers (by passing them through <text:a xlink:type="simple" xlink:href="https://docs.python.org/3/library/stdtypes.html#str" text:style-name="Internet_20_link" text:visited-style-name="Visited_20_Internet_20_Link"><text:span text:style-name="Source_20_Text">str()</text:span></text:a> first) for <text:a xlink:type="simple" xlink:href="https://docs.python.org/3/library/csv.html#csv.DictWriter" text:style-name="Internet_20_link" text:visited-style-name="Visited_20_Internet_20_Link"><text:span text:style-name="Source_20_Text">DictWriter</text:span></text:a> objects. Note that complex numbers are written out surrounded by parens. This may cause some problems for other programs which read CSV files (assuming they support complex numbers at all).</text:p>
      <text:p text:style-name="P2"><text:bookmark text:name="csv.csvwriter.writerow"/><text:span text:style-name="Source_20_Text">csvwriter.writerow</text:span>(<text:span text:style-name="Emphasis">row</text:span>) </text:p>
      <text:p text:style-name="P7">Write the <text:span text:style-name="Emphasis">row</text:span> parameter to the writer’s file object, formatted according to the current <text:a xlink:type="simple" xlink:href="https://docs.python.org/3/library/csv.html#csv.Dialect" text:style-name="Internet_20_link" text:visited-style-name="Visited_20_Internet_20_Link"><text:span text:style-name="Source_20_Text">Dialect</text:span></text:a>. Return the return value of the call to the <text:span text:style-name="Emphasis">write</text:span> method of the underlying file object.</text:p>
      <text:p text:style-name="P7">Changed in version 3.5: Added support of arbitrary iterables.</text:p>
      <text:p text:style-name="P2"><text:bookmark text:name="csv.csvwriter.writerows"/><text:span text:style-name="Source_20_Text">csvwriter.writerows</text:span>(<text:span text:style-name="Emphasis">rows</text:span>) </text:p>
      <text:p text:style-name="P7">Write all elements in <text:span text:style-name="Emphasis">rows</text:span> (an iterable of <text:span text:style-name="Emphasis">row</text:span> objects as described above) to the writer’s file object, formatted according to the current dialect.</text:p>
      <text:p text:style-name="Text_20_body">Writer objects have the following public attribute:</text:p>
      <text:p text:style-name="P2"><text:bookmark text:name="csv.csvwriter.dialect"/><text:span text:style-name="Source_20_Text">csvwriter.dialect</text:span> </text:p>
      <text:p text:style-name="P7">A read-only description of the dialect in use by the writer.</text:p>
      <text:p text:style-name="Text_20_body">DictWriter objects have the following public method:</text:p>
      <text:p text:style-name="P2"><text:bookmark text:name="csv.DictWriter.writeheader"/><text:span text:style-name="Source_20_Text">DictWriter.writeheader</text:span>() </text:p>
      <text:p text:style-name="P7"><text:soft-page-break/>Write a row with the field names (as specified in the constructor) to the writer’s file object, formatted according to the current dialect. Return the return value of the <text:a xlink:type="simple" xlink:href="https://docs.python.org/3/library/csv.html#csv.csvwriter.writerow" text:style-name="Internet_20_link" text:visited-style-name="Visited_20_Internet_20_Link"><text:span text:style-name="Source_20_Text">csvwriter.writerow()</text:span></text:a> call used internally.</text:p>
      <text:p text:style-name="P7">New in version 3.2.</text:p>
      <text:p text:style-name="P7">Changed in version 3.8: <text:a xlink:type="simple" xlink:href="https://docs.python.org/3/library/csv.html#csv.DictWriter.writeheader" text:style-name="Internet_20_link" text:visited-style-name="Visited_20_Internet_20_Link"><text:span text:style-name="Source_20_Text">writeheader()</text:span></text:a> now also returns the value returned by the <text:a xlink:type="simple" xlink:href="https://docs.python.org/3/library/csv.html#csv.csvwriter.writerow" text:style-name="Internet_20_link" text:visited-style-name="Visited_20_Internet_20_Link"><text:span text:style-name="Source_20_Text">csvwriter.writerow()</text:span></text:a> method it uses internally.</text:p>
      <text:h text:style-name="Heading_20_2" text:outline-level="2"><text:bookmark text:name="csv-examples"/>Examples</text:h>
      <text:p text:style-name="Text_20_body">The simplest example of reading a CSV file:</text:p>
      <text:p text:style-name="Preformatted_20_Text">import csv</text:p>
      <text:p text:style-name="Preformatted_20_Text">with open('some.csv', newline='') as f:</text:p>
      <text:p text:style-name="Preformatted_20_Text"><text:s text:c="4"/>reader = csv.reader(f)</text:p>
      <text:p text:style-name="Preformatted_20_Text"><text:s text:c="4"/>for row in reader:</text:p>
      <text:p text:style-name="P6"><text:s text:c="8"/>print(row)</text:p>
      <text:p text:style-name="Text_20_body">Reading a file with an alternate format:</text:p>
      <text:p text:style-name="Preformatted_20_Text">import csv</text:p>
      <text:p text:style-name="Preformatted_20_Text">with open('passwd', newline='') as f:</text:p>
      <text:p text:style-name="Preformatted_20_Text"><text:s text:c="4"/>reader = csv.reader(f, delimiter=':', quoting=csv.QUOTE_NONE)</text:p>
      <text:p text:style-name="Preformatted_20_Text"><text:s text:c="4"/>for row in reader:</text:p>
      <text:p text:style-name="P6"><text:s text:c="8"/>print(row)</text:p>
      <text:p text:style-name="Text_20_body">The corresponding simplest possible writing example is:</text:p>
      <text:p text:style-name="Preformatted_20_Text">import csv</text:p>
      <text:p text:style-name="Preformatted_20_Text">with open('some.csv', 'w', newline='') as f:</text:p>
      <text:p text:style-name="Preformatted_20_Text"><text:s text:c="4"/>writer = csv.writer(f)</text:p>
      <text:p text:style-name="P6"><text:s text:c="4"/>writer.writerows(someiterable)</text:p>
      <text:p text:style-name="Text_20_body">Since <text:a xlink:type="simple" xlink:href="https://docs.python.org/3/library/functions.html#open" text:style-name="Internet_20_link" text:visited-style-name="Visited_20_Internet_20_Link"><text:span text:style-name="Source_20_Text">open()</text:span></text:a> is used to open a CSV file for reading, the file will by default be decoded into unicode using the system default encoding (see <text:a xlink:type="simple" xlink:href="https://docs.python.org/3/library/locale.html#locale.getpreferredencoding" text:style-name="Internet_20_link" text:visited-style-name="Visited_20_Internet_20_Link"><text:span text:style-name="Source_20_Text">locale.getpreferredencoding()</text:span></text:a>). To decode a file using a different encoding, use the <text:span text:style-name="Source_20_Text">encoding</text:span> argument of open:</text:p>
      <text:p text:style-name="Preformatted_20_Text">import csv</text:p>
      <text:p text:style-name="Preformatted_20_Text">with open('some.csv', newline='', encoding='utf-8') as f:</text:p>
      <text:p text:style-name="Preformatted_20_Text"><text:s text:c="4"/>reader = csv.reader(f)</text:p>
      <text:p text:style-name="Preformatted_20_Text"><text:s text:c="4"/>for row in reader:</text:p>
      <text:p text:style-name="P6"><text:s text:c="8"/>print(row)</text:p>
      <text:p text:style-name="Text_20_body">The same applies to writing in something other than the system default encoding: specify the encoding argument when opening the output file.</text:p>
      <text:p text:style-name="Text_20_body">Registering a new dialect:</text:p>
      <text:p text:style-name="Preformatted_20_Text">import csv</text:p>
      <text:p text:style-name="Preformatted_20_Text">csv.register_dialect('unixpwd', delimiter=':', quoting=csv.QUOTE_NONE)</text:p>
      <text:p text:style-name="Preformatted_20_Text">with open('passwd', newline='') as f:</text:p>
      <text:p text:style-name="P6"><text:s text:c="4"/>reader = csv.reader(f, 'unixpwd')</text:p>
      <text:p text:style-name="Text_20_body">A slightly more advanced use of the reader — catching and reporting errors:</text:p>
      <text:p text:style-name="Preformatted_20_Text">import csv, sys</text:p>
      <text:p text:style-name="Preformatted_20_Text"><text:soft-page-break/>filename = 'some.csv'</text:p>
      <text:p text:style-name="Preformatted_20_Text">with open(filename, newline='') as f:</text:p>
      <text:p text:style-name="Preformatted_20_Text"><text:s text:c="4"/>reader = csv.reader(f)</text:p>
      <text:p text:style-name="Preformatted_20_Text"><text:s text:c="4"/>try:</text:p>
      <text:p text:style-name="Preformatted_20_Text"><text:s text:c="8"/>for row in reader:</text:p>
      <text:p text:style-name="Preformatted_20_Text"><text:s text:c="12"/>print(row)</text:p>
      <text:p text:style-name="Preformatted_20_Text"><text:s text:c="4"/>except csv.Error as e:</text:p>
      <text:p text:style-name="P6"><text:s text:c="8"/>sys.exit('file {}, line {}: {}'.format(filename, reader.line_num, e))</text:p>
      <text:p text:style-name="Text_20_body">And while the module doesn’t directly support parsing strings, it can easily be done:</text:p>
      <text:p text:style-name="Preformatted_20_Text">import csv</text:p>
      <text:p text:style-name="Preformatted_20_Text">for row in csv.reader(['one,two,three']):</text:p>
      <text:p text:style-name="P6"><text:s text:c="4"/>print(row)</text:p>
      <text:p text:style-name="Text_20_body">Footnotes</text:p>
      <text:p text:style-name="P2"><text:bookmark text:name="id3"/>1(<text:a xlink:type="simple" xlink:href="https://docs.python.org/3/library/csv.html#id1" text:style-name="Internet_20_link" text:visited-style-name="Visited_20_Internet_20_Link">1</text:a>,<text:a xlink:type="simple" xlink:href="https://docs.python.org/3/library/csv.html#id2" text:style-name="Internet_20_link" text:visited-style-name="Visited_20_Internet_20_Link">2</text:a>) </text:p>
      <text:p text:style-name="P7">If <text:span text:style-name="Source_20_Text">newline=''</text:span> is not specified, newlines embedded inside quoted fields will not be interpreted correctly, and on platforms that use <text:span text:style-name="Source_20_Text">\r\n</text:span> linendings on write an extra <text:span text:style-name="Source_20_Text">\r</text:span> will be added. It should always be safe to specify <text:span text:style-name="Source_20_Text">newline=''</text:span>, since the csv module does its own (<text:a xlink:type="simple" xlink:href="https://docs.python.org/3/glossary.html#term-universal-newlines" text:style-name="Internet_20_link" text:visited-style-name="Visited_20_Internet_20_Link">universal</text:a>) newline handling.</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6-28T03:35:23.214926135</meta:creation-date>
    <dc:date>2022-06-28T04:17:17.132205338</dc:date>
    <meta:editing-duration>PT41M55S</meta:editing-duration>
    <meta:editing-cycles>2</meta:editing-cycles>
    <meta:generator>LibreOffice/6.1.5.2$Linux_ARM_EABI LibreOffice_project/10$Build-2</meta:generator>
    <meta:document-statistic meta:table-count="0" meta:image-count="0" meta:object-count="0" meta:page-count="20" meta:paragraph-count="431" meta:word-count="5283" meta:character-count="38643" meta:non-whitespace-character-count="33109"/>
  </office:meta>
</office:document-meta>
</file>